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06cm" fo:margin-left="-0.559cm" fo:margin-top="0cm" fo:margin-bottom="0cm" style:page-number="auto" table:align="left" style:writing-mode="lr-tb"/>
    </style:style>
    <style:style style:name="Таблица1.A" style:family="table-column">
      <style:table-column-properties style:column-width="7.511cm"/>
    </style:style>
    <style:style style:name="Таблица1.B" style:family="table-column">
      <style:table-column-properties style:column-width="0.707cm"/>
    </style:style>
    <style:style style:name="Таблица1.C" style:family="table-column">
      <style:table-column-properties style:column-width="8.84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357cm" fo:margin-left="-0.026cm" fo:margin-right="-0.829cm" fo:margin-top="0cm" fo:margin-bottom="0cm" table:align="margins" style:writing-mode="lr-tb"/>
    </style:style>
    <style:style style:name="Таблица2.A" style:family="table-column">
      <style:table-column-properties style:column-width="1.302cm" style:rel-column-width="4915*"/>
    </style:style>
    <style:style style:name="Таблица2.B" style:family="table-column">
      <style:table-column-properties style:column-width="0.624cm" style:rel-column-width="2357*"/>
    </style:style>
    <style:style style:name="Таблица2.C" style:family="table-column">
      <style:table-column-properties style:column-width="1.93cm" style:rel-column-width="7286*"/>
    </style:style>
    <style:style style:name="Таблица2.D" style:family="table-column">
      <style:table-column-properties style:column-width="1.928cm" style:rel-column-width="7279*"/>
    </style:style>
    <style:style style:name="Таблица2.E" style:family="table-column">
      <style:table-column-properties style:column-width="1.512cm" style:rel-column-width="5707*"/>
    </style:style>
    <style:style style:name="Таблица2.F" style:family="table-column">
      <style:table-column-properties style:column-width="0.418cm" style:rel-column-width="1578*"/>
    </style:style>
    <style:style style:name="Таблица2.G" style:family="table-column">
      <style:table-column-properties style:column-width="1.145cm" style:rel-column-width="4322*"/>
    </style:style>
    <style:style style:name="Таблица2.H" style:family="table-column">
      <style:table-column-properties style:column-width="0.783cm" style:rel-column-width="2957*"/>
    </style:style>
    <style:style style:name="Таблица2.J" style:family="table-column">
      <style:table-column-properties style:column-width="1.198cm" style:rel-column-width="4522*"/>
    </style:style>
    <style:style style:name="Таблица2.K" style:family="table-column">
      <style:table-column-properties style:column-width="0.732cm" style:rel-column-width="2763*"/>
    </style:style>
    <style:style style:name="Таблица2.L" style:family="table-column">
      <style:table-column-properties style:column-width="0.57cm" style:rel-column-width="2151*"/>
    </style:style>
    <style:style style:name="Таблица2.N" style:family="table-column">
      <style:table-column-properties style:column-width="0.056cm" style:rel-column-width="213*"/>
    </style:style>
    <style:style style:name="Таблица2.O" style:family="table-column">
      <style:table-column-properties style:column-width="1.931cm" style:rel-column-width="7291*"/>
    </style:style>
    <style:style style:name="Таблица2.1" style:family="table-row">
      <style:table-row-properties style:min-row-height="0.796cm"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018cm solid #000001"/>
    </style:style>
    <style:style style:name="Таблица2.F1" style:family="table-cell">
      <style:table-cell-properties fo:padding-left="0.191cm" fo:padding-right="0.191cm" fo:padding-top="0cm" fo:padding-bottom="0cm" fo:border="0.018cm solid #000001"/>
    </style:style>
    <style:style style:name="Таблица2.H7" style:family="table-cell">
      <style:table-cell-properties style:vertical-align="bottom" fo:padding-left="0.191cm" fo:padding-right="0.191cm" fo:padding-top="0cm" fo:padding-bottom="0cm" fo:border="0.018cm solid #000001"/>
    </style:style>
    <style:style style:name="Таблица2.49" style:family="table-row">
      <style:table-row-properties style:min-row-height="1.078cm" style:keep-together="true" fo:keep-together="auto"/>
    </style:style>
    <style:style style:name="Таблица2.68" style:family="table-row">
      <style:table-row-properties style:min-row-height="0.965cm" style:keep-together="true" fo:keep-together="auto"/>
    </style:style>
    <style:style style:name="Таблица2.M116" style:family="table-cell" style:data-style-name="N0">
      <style:table-cell-properties fo:padding-left="0.191cm" fo:padding-right="0.191cm" fo:padding-top="0cm" fo:padding-bottom="0cm" fo:border="0.018cm solid #000001"/>
    </style:style>
    <style:style style:name="Таблица2.127" style:family="table-row">
      <style:table-row-properties style:min-row-height="0.427cm" style:keep-together="true" fo:keep-together="auto"/>
    </style:style>
    <style:style style:name="Таблица2.128" style:family="table-row">
      <style:table-row-properties style:min-row-height="0.432cm" style:keep-together="true" fo:keep-together="auto"/>
    </style:style>
    <style:style style:name="Таблица2.131" style:family="table-row">
      <style:table-row-properties style:min-row-height="0.55cm" style:keep-together="true" fo:keep-together="auto"/>
    </style:style>
    <style:style style:name="Таблица2.132" style:family="table-row">
      <style:table-row-properties style:min-row-height="0.459cm" style:keep-together="true" fo:keep-together="auto"/>
    </style:style>
    <style:style style:name="Таблица2.141" style:family="table-row">
      <style:table-row-properties style:min-row-height="0.531cm" style:keep-together="true" fo:keep-together="auto"/>
    </style:style>
    <style:style style:name="Таблица2.142" style:family="table-row">
      <style:table-row-properties style:min-row-height="0.464cm" style:keep-together="true" fo:keep-together="auto"/>
    </style:style>
    <style:style style:name="Таблица2.143" style:family="table-row">
      <style:table-row-properties style:min-row-height="0.496cm" style:keep-together="true" fo:keep-together="auto"/>
    </style:style>
    <style:style style:name="Таблица2.144" style:family="table-row">
      <style:table-row-properties style:min-row-height="0.503cm" style:keep-together="true" fo:keep-together="auto"/>
    </style:style>
    <style:style style:name="Таблица2.145" style:family="table-row">
      <style:table-row-properties style:min-row-height="0.462cm" style:keep-together="true" fo:keep-together="auto"/>
    </style:style>
    <style:style style:name="Таблица2.146" style:family="table-row">
      <style:table-row-properties style:min-row-height="0.492cm" style:keep-together="true" fo:keep-together="auto"/>
    </style:style>
    <style:style style:name="Таблица2.147" style:family="table-row">
      <style:table-row-properties style:min-row-height="0.499cm" style:keep-together="true" fo:keep-together="auto"/>
    </style:style>
    <style:style style:name="Таблица2.150" style:family="table-row">
      <style:table-row-properties style:min-row-height="1.085cm" style:keep-together="true" fo:keep-together="auto"/>
    </style:style>
    <style:style style:name="Таблица2.153" style:family="table-row">
      <style:table-row-properties style:min-row-height="0.42cm" style:keep-together="true" fo:keep-together="auto"/>
    </style:style>
    <style:style style:name="Таблица2.154" style:family="table-row">
      <style:table-row-properties style:min-row-height="0.478cm" style:keep-together="true" fo:keep-together="auto"/>
    </style:style>
    <style:style style:name="Таблица2.155" style:family="table-row">
      <style:table-row-properties style:min-row-height="0.483cm" style:keep-together="true" fo:keep-together="auto"/>
    </style:style>
    <style:style style:name="Таблица2.156" style:family="table-row">
      <style:table-row-properties style:min-row-height="0.739cm" style:keep-together="true" fo:keep-together="auto"/>
    </style:style>
    <style:style style:name="Таблица2.A162" style:family="table-cell" style:data-style-name="N0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B162" style:family="table-cell">
      <style:table-cell-properties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N162" style:family="table-cell">
      <style:table-cell-properties style:vertical-align="middle" fo:padding-left="0.191cm" fo:padding-right="0.191cm" fo:padding-top="0cm" fo:padding-bottom="0cm" fo:border-left="0.018cm solid #000001" fo:border-right="0.018cm solid #000001" fo:border-top="none" fo:border-bottom="0.018cm solid #000001"/>
    </style:style>
    <style:style style:name="Таблица2.A176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N176" style:family="table-cell">
      <style:table-cell-properties fo:padding="0cm" fo:border="none"/>
    </style:style>
    <style:style style:name="Таблица2.179" style:family="table-row">
      <style:table-row-properties style:min-row-height="0.422cm" style:keep-together="true" fo:keep-together="auto"/>
    </style:style>
    <style:style style:name="Таблица2.A179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2.A180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2.183" style:family="table-row">
      <style:table-row-properties style:min-row-height="0.397cm" style:keep-together="true" fo:keep-together="auto"/>
    </style:style>
    <style:style style:name="Таблица2.A184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2.185" style:family="table-row">
      <style:table-row-properties style:min-row-height="0.153cm" style:keep-together="true" fo:keep-together="auto"/>
    </style:style>
    <style:style style:name="Таблица2.A18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2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3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4" style:family="paragraph" style:parent-style-name="Standard">
      <style:paragraph-properties fo:margin-top="0cm" fo:margin-bottom="0cm" fo:line-height="100%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/>
    </style:style>
    <style:style style:name="P6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8" style:family="paragraph" style:parent-style-name="Standard">
      <style:paragraph-properties fo:margin-top="0cm" fo:margin-bottom="0cm" fo:line-height="100%">
        <style:tab-stops>
          <style:tab-stop style:position="0.609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margin-top="0cm" fo:margin-bottom="0cm" fo:line-height="100%">
        <style:tab-stops>
          <style:tab-stop style:position="1.561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style:paragraph-properties fo:margin-top="0cm" fo:margin-bottom="0cm" fo:line-height="100%">
        <style:tab-stops>
          <style:tab-stop style:position="0.45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1" style:family="paragraph" style:parent-style-name="Standard">
      <style:paragraph-properties fo:margin-top="0cm" fo:margin-bottom="0cm" fo:line-height="100%">
        <style:tab-stops>
          <style:tab-stop style:position="2.685cm" style:type="center"/>
          <style:tab-stop style:position="5.369cm" style:type="right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4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318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5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344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6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397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7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45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8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503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0.37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0" style:family="paragraph" style:parent-style-name="Standard">
      <style:paragraph-properties fo:margin-top="0cm" fo:margin-bottom="0cm" fo:line-height="100%">
        <style:tab-stops>
          <style:tab-stop style:position="0.37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1" style:family="paragraph" style:parent-style-name="Standard">
      <style:paragraph-properties fo:margin-top="0cm" fo:margin-bottom="0cm" fo:line-height="100%">
        <style:tab-stops>
          <style:tab-stop style:position="0.344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2" style:family="paragraph" style:parent-style-name="Standard">
      <style:paragraph-properties fo:margin-top="0cm" fo:margin-bottom="0cm" fo:line-height="100%">
        <style:tab-stops>
          <style:tab-stop style:position="2.685cm" style:type="center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3" style:family="paragraph" style:parent-style-name="Standard">
      <style:paragraph-properties fo:margin-top="0cm" fo:margin-bottom="0cm" fo:line-height="100%">
        <style:tab-stops>
          <style:tab-stop style:position="0.397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4" style:family="paragraph" style:parent-style-name="Standard">
      <style:paragraph-properties fo:margin-top="0cm" fo:margin-bottom="0cm" fo:line-height="100%">
        <style:tab-stops>
          <style:tab-stop style:position="0.423cm"/>
          <style:tab-stop style:position="0.82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5" style:family="paragraph" style:parent-style-name="Standard">
      <style:paragraph-properties fo:margin-top="0cm" fo:margin-bottom="0cm" fo:line-height="100%">
        <style:tab-stops>
          <style:tab-stop style:position="1.561cm"/>
        </style:tab-stops>
      </style:paragraph-properties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26" style:family="paragraph" style:parent-style-name="Standard">
      <style:paragraph-properties fo:margin-top="0cm" fo:margin-bottom="0cm" fo:line-height="100%"/>
      <style:text-properties style:font-name="Calibri" fo:font-size="10pt" style:font-name-asian="Calibri1" style:font-size-asian="10pt" style:language-asian="ru" style:country-asian="RU" style:font-name-complex="Times New Roman1" style:font-size-complex="8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8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language="en" fo:country="US" style:font-name-asian="Calibri1" style:font-size-asian="10pt" style:language-asian="ru" style:country-asian="RU" style:font-name-complex="Times New Roman1" style:font-size-complex="10pt" style:font-style-complex="italic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language="en" fo:country="US" style:font-name-asian="Calibri1" style:font-size-asian="10pt" style:language-asian="ru" style:country-asian="RU" style:font-name-complex="Times New Roman1" style:font-size-complex="10pt"/>
    </style:style>
    <style:style style:name="P30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8pt" style:font-name-asian="Calibri1" style:font-size-asian="8pt" style:language-asian="ru" style:country-asian="RU" style:font-name-complex="Times New Roman1" style:font-size-complex="8pt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8pt" fo:font-style="italic" style:font-name-asian="Calibri1" style:font-size-asian="8pt" style:language-asian="ru" style:country-asian="RU" style:font-style-asian="italic" style:font-name-complex="Times New Roman1" style:font-size-complex="8pt" style:font-style-complex="italic"/>
    </style:style>
    <style:style style:name="P32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33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35" style:family="paragraph" style:parent-style-name="Standard">
      <style:paragraph-properties fo:margin-top="0cm" fo:margin-bottom="0cm" fo:line-height="100%">
        <style:tab-stops>
          <style:tab-stop style:position="2.685cm" style:type="center"/>
          <style:tab-stop style:position="5.369cm" style:type="right"/>
        </style:tab-stops>
      </style:paragraph-properties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1" style:font-size-asian="10pt" style:language-asian="ru" style:country-asian="RU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margin-top="0cm" fo:margin-bottom="0cm" fo:line-height="100%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P37" style:family="paragraph" style:parent-style-name="Standard">
      <style:paragraph-properties fo:margin-top="0cm" fo:margin-bottom="0cm" fo:line-height="100%"/>
      <style:text-properties fo:color="#000000" style:font-name="Arial2" fo:font-size="10pt" style:font-name-asian="Calibri1" style:font-size-asian="10pt" style:language-asian="ru" style:country-asian="RU" style:font-name-complex="Arial3" style:font-size-complex="10pt"/>
    </style:style>
    <style:style style:name="P38" style:family="paragraph" style:parent-style-name="Standard">
      <style:paragraph-properties fo:margin-top="0cm" fo:margin-bottom="0cm" fo:line-height="100%"/>
      <style:text-properties fo:color="#000000" style:font-name="Arial2" fo:font-size="10pt" fo:language="en" fo:country="US" style:font-name-asian="Calibri1" style:font-size-asian="10pt" style:language-asian="ru" style:country-asian="RU" style:font-name-complex="Arial3" style:font-size-complex="10pt"/>
    </style:style>
    <style:style style:name="P3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8pt" fo:font-style="italic" fo:font-weight="bold" style:font-name-asian="Calibri1" style:font-size-asian="8pt" style:language-asian="ru" style:country-asian="RU" style:font-style-asian="italic" style:font-weight-asian="bold" style:font-name-complex="Times New Roman1" style:font-size-complex="8pt" style:font-style-complex="italic"/>
    </style:style>
    <style:style style:name="P40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4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42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4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4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6.5pt" fo:font-style="italic" style:font-name-asian="Times New Roman1" style:font-size-asian="6.5pt" style:language-asian="ru" style:country-asian="RU" style:font-style-asian="italic" style:font-name-complex="Times New Roman1" style:font-size-complex="6.5pt" style:font-style-complex="italic"/>
    </style:style>
    <style:style style:name="P47" style:family="paragraph" style:parent-style-name="Standard">
      <style:paragraph-properties fo:margin-top="0cm" fo:margin-bottom="0cm" fo:line-height="100%"/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P48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P49" style:family="paragraph" style:parent-style-name="Standard">
      <style:paragraph-properties fo:margin-top="0cm" fo:margin-bottom="0cm" fo:line-height="100%" fo:text-align="center" style:justify-single-word="false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50" style:family="paragraph" style:parent-style-name="Standard">
      <style:paragraph-properties fo:margin-top="0cm" fo:margin-bottom="0cm" fo:line-height="100%"/>
      <style:text-properties fo:font-size="9.5pt" style:font-name-asian="Arial1" style:font-size-asian="9.5pt" style:language-asian="ru" style:country-asian="RU" style:font-size-complex="9.5pt"/>
    </style:style>
    <style:style style:name="P51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52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53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54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5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49cm" style:auto-text-indent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56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style:font-name="Times New Roman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7" style:family="paragraph" style:parent-style-name="Standard">
      <style:paragraph-properties fo:margin-left="0cm" fo:margin-right="-0.503cm" fo:line-height="100%" fo:orphans="0" fo:widows="0" fo:text-indent="0cm" style:auto-text-indent="false"/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 style:font-style-complex="italic"/>
    </style:style>
    <style:style style:name="P58" style:family="paragraph" style:parent-style-name="Standard">
      <style:paragraph-properties fo:margin-top="0.212cm" fo:margin-bottom="0.282cm" fo:line-height="100%" fo:orphans="0" fo:widows="0"/>
      <style:text-properties style:font-name="Times New Roman" fo:font-size="10pt" fo:font-style="italic" fo:font-weight="bold" style:font-size-asian="10pt" style:language-asian="ru" style:country-asian="RU" style:font-style-asian="italic" style:font-weight-asian="bold" style:font-name-complex="Times New Roman1" style:font-size-complex="10pt" style:font-style-complex="italic" style:font-weight-complex="bold"/>
    </style:style>
    <style:style style:name="P5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style:font-name-asian="Calibri1" style:font-size-asian="10pt" style:language-asian="ru" style:country-asian="RU" style:font-name-complex="Times New Roman1" style:font-size-complex="10pt"/>
    </style:style>
    <style:style style:name="P60" style:family="paragraph" style:parent-style-name="Standard">
      <style:paragraph-properties fo:margin-top="0cm" fo:margin-bottom="0cm" fo:line-height="100%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61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62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63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style:font-name-asian="Calibri1" style:font-size-asian="10pt" style:language-asian="ru" style:country-asian="RU" style:font-name-complex="Times New Roman1" style:font-size-complex="10pt" style:font-style-complex="italic"/>
    </style:style>
    <style:style style:name="P64" style:family="paragraph" style:parent-style-name="Standard">
      <style:paragraph-properties fo:margin-top="0cm" fo:margin-bottom="0cm" fo:line-height="100%" fo:text-align="center" style:justify-single-word="false"/>
      <style:text-properties fo:color="#000000" style:text-outline="false" style:text-line-through-style="none" style:font-name="Arial1" fo:font-size="9.5pt" fo:font-style="normal" fo:text-shadow="none" style:text-underline-style="none" fo:font-weight="normal" style:font-name-asian="Arial1" style:font-size-asian="9.5pt" style:language-asian="ru" style:country-asian="RU" style:font-style-asian="normal" style:font-weight-asian="normal" style:font-name-complex="Arial1" style:font-size-complex="9.5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style-complex="italic"/>
    </style:style>
    <style:style style:name="T4" style:family="text">
      <style:text-properties style:font-name="Calibri" style:font-style-complex="italic"/>
    </style:style>
    <style:style style:name="T5" style:family="text">
      <style:text-properties style:text-position="super 58%"/>
    </style:style>
    <style:style style:name="T6" style:family="text">
      <style:text-properties style:text-position="super 58%" style:font-style-complex="italic"/>
    </style:style>
    <style:style style:name="T7" style:family="text">
      <style:text-properties style:text-position="super 58%" style:font-name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font-style-complex="italic"/>
    </style:style>
    <style:style style:name="T10" style:family="text">
      <style:text-properties style:font-name="Times New Roma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1"/>
          </table:table-cell>
          <table:table-cell table:style-name="Таблица1.B1" office:value-type="string">
            <text:p text:style-name="P52"/>
          </table:table-cell>
          <table:table-cell table:style-name="Таблица1.A1" office:value-type="string">
            <text:p text:style-name="P54">Бийск</text:p>
          </table:table-cell>
        </table:table-row>
        <table:table-row table:style-name="Таблица1.1">
          <table:table-cell table:style-name="Таблица1.A2" office:value-type="string">
            <text:p text:style-name="P39">(Министерство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39">(город)</text:p>
          </table:table-cell>
        </table:table-row>
        <table:table-row table:style-name="Таблица1.1">
          <table:table-cell table:style-name="Таблица1.A1" office:value-type="string">
            <text:p text:style-name="P41">АО «Гипроив»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56">ФКП «БОЗ»</text:p>
          </table:table-cell>
        </table:table-row>
        <table:table-row table:style-name="Таблица1.4">
          <table:table-cell table:style-name="Таблица1.A2" office:value-type="string">
            <text:p text:style-name="P39">(Генподрядчик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39">(Заказчик)</text:p>
          </table:table-cell>
        </table:table-row>
        <table:table-row table:style-name="Таблица1.5">
          <table:table-cell table:style-name="Таблица1.A5" office:value-type="string">
            <text:p text:style-name="P40">ООО «Востокэнергострой»</text:p>
          </table:table-cell>
          <table:table-cell table:style-name="Таблица1.B1" office:value-type="string">
            <text:p text:style-name="P53"/>
          </table:table-cell>
          <table:table-cell table:style-name="Таблица1.A1" office:value-type="string">
            <text:p text:style-name="P57">Реконструкция для создания производства октогена.</text:p>
            <text:p text:style-name="P58">Сушка исходного продукта и просейка готового продукта. Здания 858-2- ЭМ (Силовое электрооборудование)</text:p>
          </table:table-cell>
        </table:table-row>
        <table:table-row table:style-name="Таблица1.1">
          <table:table-cell table:style-name="Таблица1.A2" office:value-type="string">
            <text:p text:style-name="P39">(монтажное управление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39">(объект)</text:p>
          </table:table-cell>
        </table:table-row>
        <table:table-row table:style-name="Таблица1.1">
          <table:table-cell table:style-name="Таблица1.A5" office:value-type="string">
            <text:p text:style-name="P41">Электромонтажный участок № 1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41">21.07. 2019г</text:p>
          </table:table-cell>
        </table:table-row>
        <table:table-row table:style-name="Таблица1.1">
          <table:table-cell table:style-name="Таблица1.A2" office:value-type="string">
            <text:p text:style-name="P39">(участок)</text:p>
          </table:table-cell>
          <table:table-cell table:style-name="Таблица1.B1" office:value-type="string">
            <text:p text:style-name="P1"/>
          </table:table-cell>
          <table:table-cell table:style-name="Таблица1.A2" office:value-type="string">
            <text:p text:style-name="P39">(дата)</text:p>
          </table:table-cell>
        </table:table-row>
      </table:table>
      <text:p text:style-name="P45">ВЕДОМОСТЬ СМОНТИРОВАННОГО ОБОРУДОВАНИЯ И МАТЕРИАЛОВ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D"/>
        <table:table-column table:style-name="Таблица2.J"/>
        <table:table-column table:style-name="Таблица2.K"/>
        <table:table-column table:style-name="Таблица2.L"/>
        <table:table-column table:style-name="Таблица2.A"/>
        <table:table-column table:style-name="Таблица2.N"/>
        <table:table-column table:style-name="Таблица2.O"/>
        <table:table-row table:style-name="Таблица2.1">
          <table:table-cell table:style-name="Таблица2.A1" office:value-type="string">
            <text:p text:style-name="P27">№№</text:p>
            <text:p text:style-name="P5">п/п</text:p>
          </table:table-cell>
          <table:table-cell table:style-name="Таблица2.A1" table:number-columns-spanned="4" office:value-type="string">
            <text:p text:style-name="P27">Наименование электрооборудования, комплект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30">Ед. изм.</text:p>
          </table:table-cell>
          <table:covered-table-cell/>
          <table:table-cell table:style-name="Таблица2.A1" table:number-columns-spanned="3" office:value-type="string">
            <text:p text:style-name="P27">Тип, марка</text:p>
          </table:table-cell>
          <table:covered-table-cell/>
          <table:covered-table-cell/>
          <table:table-cell table:style-name="Таблица2.A1" table:number-columns-spanned="2" office:value-type="string">
            <text:p text:style-name="P31">Завод-изготовитель</text:p>
          </table:table-cell>
          <table:covered-table-cell/>
          <table:table-cell table:style-name="Таблица2.A1" office:value-type="string">
            <text:p text:style-name="P27">Кол-во</text:p>
          </table:table-cell>
          <table:table-cell table:style-name="Таблица2.A1" table:number-columns-spanned="2" office:value-type="string">
            <text:p text:style-name="P27">Примечание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</text:p>
          </table:table-cell>
          <table:table-cell table:style-name="Таблица2.F1" table:number-columns-spanned="4" office:value-type="string">
            <text:p text:style-name="P6"><text:span text:style-name="T3">Кабель силовой с <text:s/>медными <text:s/>жилами в ПВХ изоляции бронированный двумя стальными лентами в защитном шланге из ПВХ не распространяющего горение и с низким дымо- и газовыделением;кол-во жил и сечение 4х150мм</text:span><text:span text:style-name="T6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/>
          </table:table-cell>
          <table:covered-table-cell/>
          <table:table-cell table:style-name="Таблица2.F1" table:number-columns-spanned="3" office:value-type="string">
            <text:p text:style-name="P13">ВБШвнг(А)-LS4х15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"/>
          </table:table-cell>
          <table:covered-table-cell/>
          <table:table-cell table:style-name="Таблица2.F1" office:value-type="string">
            <text:p text:style-name="P13">1600</text:p>
          </table:table-cell>
          <table:table-cell table:style-name="Таблица2.F1" table:number-columns-spanned="2" office:value-type="string">
            <text:p text:style-name="P13">№ С-RU.ПБ.В.0373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</text:p>
          </table:table-cell>
          <table:table-cell table:style-name="Таблица2.F1" table:number-columns-spanned="4" office:value-type="string">
            <text:p text:style-name="P12">Лента сигнальная «Электро» с логотипом «ОСТОРОЖНО КАБЕЛЬ»; цвет красный; толщина 300мкм;ролик 100 п.мх2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ролик</text:p>
          </table:table-cell>
          <table:covered-table-cell/>
          <table:table-cell table:style-name="Таблица2.F1" table:number-columns-spanned="3" office:value-type="string">
            <text:p text:style-name="P13">ЛЭС 2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"/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7">Отказное письмо Исх.4988/18 от 24.10.2018г.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3</text:p>
          </table:table-cell>
          <table:table-cell table:style-name="Таблица2.F1" table:number-columns-spanned="4" office:value-type="string">
            <text:p text:style-name="P12">То же, но ролик 100п. мх3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ролик</text:p>
          </table:table-cell>
          <table:covered-table-cell/>
          <table:table-cell table:style-name="Таблица2.F1" table:number-columns-spanned="3" office:value-type="string">
            <text:p text:style-name="P13">ЛЭС 3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"/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Отказное письмо Исх.4988/18 от 24.10.2018г.я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4</text:p>
          </table:table-cell>
          <table:table-cell table:style-name="Таблица2.F1" table:number-columns-spanned="4" office:value-type="string">
            <text:p text:style-name="P6"><text:span text:style-name="T3">Труба асбестоцементная </text:span><text:span text:style-name="T2">ф</text:span><text:span text:style-name="T3">100мм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м</text:p>
          </table:table-cell>
          <table:covered-table-cell/>
          <table:table-cell table:style-name="Таблица2.F1" table:number-columns-spanned="3" office:value-type="string">
            <text:p text:style-name="P13">БНТ 100 ГОСТ 1839-8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"/>
          </table:table-cell>
          <table:covered-table-cell/>
          <table:table-cell table:style-name="Таблица2.F1" office:value-type="string">
            <text:p text:style-name="P13">20</text:p>
          </table:table-cell>
          <table:table-cell table:style-name="Таблица2.F1" table:number-columns-spanned="2" office:value-type="string">
            <text:p text:style-name="P13">.№ РОСС RU.AB24.H08255 с 25.04.2017);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5</text:p>
          </table:table-cell>
          <table:table-cell table:style-name="Таблица2.F1" table:number-columns-spanned="4" office:value-type="string">
            <text:p text:style-name="P6"><text:span text:style-name="T3">Шнур жгутовый плетенный </text:span><text:span text:style-name="T2">ф</text:span><text:span text:style-name="T3">10мм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м</text:p>
          </table:table-cell>
          <table:covered-table-cell/>
          <table:table-cell table:style-name="Таблица2.F1" table:number-columns-spanned="3" office:value-type="string">
            <text:p text:style-name="P13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"/>
          </table:table-cell>
          <table:covered-table-cell/>
          <table:table-cell table:style-name="Таблица2.F1" office:value-type="string">
            <text:p text:style-name="P13">430</text:p>
          </table:table-cell>
          <table:table-cell table:style-name="Таблица2.F1" table:number-columns-spanned="2" office:value-type="string">
            <text:p text:style-name="P7"><text:span text:style-name="T3">№ РОСС </text:span><text:span text:style-name="T9">RU</text:span><text:span text:style-name="T3">.АГ81.Н12222</text:span>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6</text:p>
          </table:table-cell>
          <table:table-cell table:style-name="Таблица2.F1" table:number-columns-spanned="4" office:value-type="string">
            <text:p text:style-name="P12">Герметик ВБХ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г</text:p>
          </table:table-cell>
          <table:covered-table-cell/>
          <table:table-cell table:style-name="Таблица2.H7" table:number-columns-spanned="3" office:value-type="string">
            <text:p text:style-name="P13">ВБХ СС11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"/>
          </table:table-cell>
          <table:covered-table-cell/>
          <table:table-cell table:style-name="Таблица2.F1" office:value-type="string">
            <text:p text:style-name="P13">28</text:p>
          </table:table-cell>
          <table:table-cell table:style-name="Таблица2.F1" table:number-columns-spanned="2" office:value-type="string">
            <text:p text:style-name="P7"><text:span text:style-name="T3">№РОСС </text:span><text:span text:style-name="T9">RU</text:span><text:span text:style-name="T3">.АГ81.Н10392</text:span>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7</text:p>
          </table:table-cell>
          <table:table-cell table:style-name="Таблица2.F1" table:number-columns-spanned="4" office:value-type="string">
            <text:p text:style-name="P12">Наконечник медно-алюминиевый для жил сеч. 35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<text:span text:style-name="T3">DTL-35;</text:span><text:span text:style-name="T9"> UNP31-035-08-10</text:span>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К</text:p>
          </table:table-cell>
          <table:covered-table-cell/>
          <table:table-cell table:style-name="Таблица2.F1" office:value-type="string">
            <text:p text:style-name="P13">8</text:p>
          </table:table-cell>
          <table:table-cell table:style-name="Таблица2.F1" table:number-columns-spanned="2" office:value-type="string">
            <text:p text:style-name="P13">Отказное письмо №454-16-1-7 от 27.12.2019г.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8</text:p>
          </table:table-cell>
          <table:table-cell table:style-name="Таблица2.F1" table:number-columns-spanned="4" office:value-type="string">
            <text:p text:style-name="P12">Наконечник медно-алюминиевый для жил сеч. 15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DTL-150; UNP31-150-17-1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К</text:p>
          </table:table-cell>
          <table:covered-table-cell/>
          <table:table-cell table:style-name="Таблица2.F1" office:value-type="string">
            <text:p text:style-name="P13">32</text:p>
          </table:table-cell>
          <table:table-cell table:style-name="Таблица2.F1" table:number-columns-spanned="2" office:value-type="string">
            <text:p text:style-name="P13">Отказное письмо №454-16-1-7 от 27.12.201<text:soft-page-break/>9г.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9</text:p>
          </table:table-cell>
          <table:table-cell table:style-name="Таблица2.F1" table:number-columns-spanned="4" office:value-type="string">
            <text:p text:style-name="P6"><text:span text:style-name="T3">Муфта соединительная термоусаживаемая СТП на напряжение до 1кВ; 4 жилы сечением 35-50мм</text:span><text:span text:style-name="T6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4СТп-1; 8318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ЭКС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7">№ RA.RU.11АК01.Н00555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0</text:p>
          </table:table-cell>
          <table:table-cell table:style-name="Таблица2.F1" table:number-columns-spanned="4" office:value-type="string">
            <text:p text:style-name="P6"><text:span text:style-name="T3">Муфта соединительная термоусаживаемая СТП на напряжение до 1кВ; 4 жилы сечением 150-240мм</text:span><text:span text:style-name="T6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4СТп-1; 14868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ЭКС</text:p>
          </table:table-cell>
          <table:covered-table-cell/>
          <table:table-cell table:style-name="Таблица2.F1" office:value-type="string">
            <text:p text:style-name="P7">4</text:p>
          </table:table-cell>
          <table:table-cell table:style-name="Таблица2.F1" table:number-columns-spanned="2" office:value-type="string">
            <text:p text:style-name="P7">№ RA.RU.11АК01.Н00555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</text:p>
          </table:table-cell>
          <table:table-cell table:style-name="Таблица2.F1" table:number-columns-spanned="4" office:value-type="string">
            <text:p text:style-name="P6"><text:span text:style-name="T3">Напольный сборный универсальный шкаф серии CGE, в комплекте: дно и крыша, </text:span><text:span text:style-name="T3">глубина 600мм, ширина 800мм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компл.</text:p>
          </table:table-cell>
          <table:covered-table-cell/>
          <table:table-cell table:style-name="Таблица2.F1" table:number-columns-spanned="3" office:value-type="string">
            <text:p text:style-name="P55">R5КТВ88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DKS</text:p>
          </table:table-cell>
          <table:covered-table-cell/>
          <table:table-cell table:style-name="Таблица2.F1" office:value-type="string">
            <text:p text:style-name="P7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1</text:p>
          </table:table-cell>
          <table:table-cell table:style-name="Таблица2.F1" table:number-columns-spanned="4" office:value-type="string">
            <text:p text:style-name="P12">-Комплект вертикальных стоек, высота 20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КMN2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2</text:p>
          </table:table-cell>
          <table:table-cell table:style-name="Таблица2.F1" table:number-columns-spanned="4" office:value-type="string">
            <text:p text:style-name="P12">-Дверь сплошная, ширина 800мм, высота 20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CPE208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3</text:p>
          </table:table-cell>
          <table:table-cell table:style-name="Таблица2.F1" table:number-columns-spanned="4" office:value-type="string">
            <text:p text:style-name="P12">-Петли для угла открывания 180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CE248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4</text:p>
          </table:table-cell>
          <table:table-cell table:style-name="Таблица2.F1" table:number-columns-spanned="4" office:value-type="string">
            <text:p text:style-name="P12">-Боковая панель; глубина 600мм, высота 20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LE206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5</text:p>
          </table:table-cell>
          <table:table-cell table:style-name="Таблица2.F1" table:number-columns-spanned="4" office:value-type="string">
            <text:p text:style-name="P12">Монтажная плата; ширина 800мм, высота 2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PCE206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СС 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6</text:p>
          </table:table-cell>
          <table:table-cell table:style-name="Таблица2.F1" table:number-columns-spanned="4" office:value-type="string">
            <text:p text:style-name="P12">-Усиливающий профиль для монтажной платы; ширина 8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RPC8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7</text:p>
          </table:table-cell>
          <table:table-cell table:style-name="Таблица2.F1" table:number-columns-spanned="4" office:value-type="string">
            <text:p text:style-name="P12">-Цоколь; ширина 800мм, глубина 600мм, высота <text:s/>1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ZE861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8</text:p>
          </table:table-cell>
          <table:table-cell table:style-name="Таблица2.F1" table:number-columns-spanned="4" office:value-type="string">
            <text:p text:style-name="P12">-Цоколь углового шкафа; ширина 600мм,глубина 600мм, высота 1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ZEA661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9</text:p>
          </table:table-cell>
          <table:table-cell table:style-name="Таблица2.F1" table:number-columns-spanned="4" office:value-type="string">
            <text:p text:style-name="P12">-Фиксаторы цоколя к полу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KFP01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7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10</text:p>
          </table:table-cell>
          <table:table-cell table:style-name="Таблица2.F1" table:number-columns-spanned="4" office:value-type="string">
            <text:p text:style-name="P12">-Угловой шкаф; ширина 600мм, глубина 600мм, высота 20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 </text:p>
          </table:table-cell>
          <table:covered-table-cell/>
          <table:table-cell table:style-name="Таблица2.F1" table:number-columns-spanned="3" office:value-type="string">
            <text:p text:style-name="P13">R5CGEA2066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11</text:p>
          </table:table-cell>
          <table:table-cell table:style-name="Таблица2.F1" table:number-columns-spanned="4" office:value-type="string">
            <text:p text:style-name="P12">-Комплект для объединения шкафов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KE6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12</text:p>
          </table:table-cell>
          <table:table-cell table:style-name="Таблица2.F1" table:number-columns-spanned="4" office:value-type="string">
            <text:p text:style-name="P12">-Усиленный соединитель угловой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KSRE6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СС 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1.13</text:p>
          </table:table-cell>
          <table:table-cell table:style-name="Таблица2.F1" table:number-columns-spanned="4" office:value-type="string">
            <text:p text:style-name="P12">-Усиленный соединитель прямой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компл.</text:p>
          </table:table-cell>
          <table:covered-table-cell/>
          <table:table-cell table:style-name="Таблица2.F1" table:number-columns-spanned="3" office:value-type="string">
            <text:p text:style-name="P13">R5KRE6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DKS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 РОСС IT.Me04.С00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2</text:p>
          </table:table-cell>
          <table:table-cell table:style-name="Таблица2.F1" table:number-columns-spanned="4" office:value-type="string">
            <text:p text:style-name="P12">DIN-рейка 6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YDN10-006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К</text:p>
          </table:table-cell>
          <table:covered-table-cell/>
          <table:table-cell table:style-name="Таблица2.F1" office:value-type="string">
            <text:p text:style-name="P13">5</text:p>
          </table:table-cell>
          <table:table-cell table:style-name="Таблица2.F1" table:number-columns-spanned="2" office:value-type="string">
            <text:p text:style-name="P13">№ РОСС DE.НА34.Н00398</text:p>
          </table:table-cell>
          <table:covered-table-cell/>
        </table:table-row>
        <text:soft-page-break/>
        <table:table-row table:style-name="Таблица2.1">
          <table:table-cell table:style-name="Таблица2.F1" office:value-type="string">
            <text:p text:style-name="P13">13</text:p>
          </table:table-cell>
          <table:table-cell table:style-name="Таблица2.F1" table:number-columns-spanned="4" office:value-type="string">
            <text:p text:style-name="P6"><text:span text:style-name="T3">Шина медная электротехническая 30х4мм; S=120мм</text:span><text:span text:style-name="T6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м</text:p>
          </table:table-cell>
          <table:covered-table-cell/>
          <table:table-cell table:style-name="Таблица2.F1" table:number-columns-spanned="3" office:value-type="string">
            <text:p text:style-name="P13"/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20</text:p>
          </table:table-cell>
          <table:table-cell table:style-name="Таблица2.F1" table:number-columns-spanned="2" office:value-type="string">
            <text:p text:style-name="P13">№ РОСС RU.НА34.Н05436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4</text:p>
          </table:table-cell>
          <table:table-cell table:style-name="Таблица2.F1" table:number-columns-spanned="4" office:value-type="string">
            <text:p text:style-name="P6"><text:span text:style-name="T3">Шина медная электротехническая 20х3мм; S=60мм</text:span><text:span text:style-name="T6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м</text:p>
          </table:table-cell>
          <table:covered-table-cell/>
          <table:table-cell table:style-name="Таблица2.F1" table:number-columns-spanned="3" office:value-type="string">
            <text:p text:style-name="P13"/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4</text:p>
          </table:table-cell>
          <table:table-cell table:style-name="Таблица2.F1" table:number-columns-spanned="2" office:value-type="string">
            <text:p text:style-name="P13">№ РОСС RU.НА34.Н05436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5</text:p>
          </table:table-cell>
          <table:table-cell table:style-name="Таблица2.F1" table:number-columns-spanned="4" office:value-type="string">
            <text:p text:style-name="P12">Изолятор шинный высотой 76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5">SM76; YIS11-76-2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40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6</text:p>
          </table:table-cell>
          <table:table-cell table:style-name="Таблица2.F1" table:number-columns-spanned="4" office:value-type="string">
            <text:p text:style-name="P12">Болт шестигранный М10х20 с полной резьбой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250</text:p>
          </table:table-cell>
          <table:table-cell table:style-name="Таблица2.F1" table:number-columns-spanned="2" office:value-type="string">
            <text:p text:style-name="P13">№РОСС СN.АГ81.08180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7</text:p>
          </table:table-cell>
          <table:table-cell table:style-name="Таблица2.F1" table:number-columns-spanned="4" office:value-type="string">
            <text:p text:style-name="P12">Гайка шестигранная М1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170</text:p>
          </table:table-cell>
          <table:table-cell table:style-name="Таблица2.F1" table:number-columns-spanned="2" office:value-type="string">
            <text:p text:style-name="P13">№РОСС СN.АГ81.08180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8</text:p>
          </table:table-cell>
          <table:table-cell table:style-name="Таблица2.F1" table:number-columns-spanned="4" office:value-type="string">
            <text:p text:style-name="P12">Шайба кузовная 1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250</text:p>
          </table:table-cell>
          <table:table-cell table:style-name="Таблица2.F1" table:number-columns-spanned="2" office:value-type="string">
            <text:p text:style-name="P13">№РОСС RU C-CN.АК01.Н.04215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19</text:p>
          </table:table-cell>
          <table:table-cell table:style-name="Таблица2.F1" table:number-columns-spanned="4" office:value-type="string">
            <text:p text:style-name="P12">Шайба гровер1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250</text:p>
          </table:table-cell>
          <table:table-cell table:style-name="Таблица2.F1" table:number-columns-spanned="2" office:value-type="string">
            <text:p text:style-name="P13">РОСС№ RU C-CN.АК01.Н.04215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0</text:p>
          </table:table-cell>
          <table:table-cell table:style-name="Таблица2.F1" table:number-columns-spanned="4" office:value-type="string">
            <text:p text:style-name="P12">Трансформатор тока 400/5А; 10А; класс <text:s/>точности 0,5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ТТИ-А400/5 10ВА 0,5; IТТ10-2-10-04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К</text:p>
          </table:table-cell>
          <table:covered-table-cell/>
          <table:table-cell table:style-name="Таблица2.F1" office:value-type="string">
            <text:p text:style-name="P13">6</text:p>
          </table:table-cell>
          <table:table-cell table:style-name="Таблица2.F1" table:number-columns-spanned="2" office:value-type="string">
            <text:p text:style-name="P13">№14126 от 19.05.20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1</text:p>
          </table:table-cell>
          <table:table-cell table:style-name="Таблица2.F1" table:number-columns-spanned="4" office:value-type="string">
            <text:p text:style-name="P12">Выключатель автоматический серии ВА88 с электронным расцепителем МР 211; Iн=400А; Ics=35кА; Iсu=35кА; Кол-во полюсов -3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88-37 3Р 250А 35кА; SVА41-3-04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К</text:p>
          </table:table-cell>
          <table:covered-table-cell/>
          <table:table-cell table:style-name="Таблица2.F1" office:value-type="string">
            <text:p text:style-name="P7">2</text:p>
          </table:table-cell>
          <table:table-cell table:style-name="Таблица2.F1" table:number-columns-spanned="2" office:value-type="string">
            <text:p text:style-name="P7">№ТС RU C-CN.CП28.В.1092</text:p>
            <text:p text:style-name="P7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2</text:p>
          </table:table-cell>
          <table:table-cell table:style-name="Таблица2.F1" table:number-columns-spanned="4" office:value-type="string">
            <text:p text:style-name="P6"><text:span text:style-name="T3">Счетчик электронный активной и реактивной электрической </text:span><text:span text:style-name="T3">энергии; класс точности (А/R) 0,5/1; номинальный/максимальный ток5/7,5; частота сети 50Гц потр. мощность 7,5ВА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Меркурий 230<text:span text:style-name="T8">ART-03</text:span>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Инкотэкс</text:p>
          </table:table-cell>
          <table:covered-table-cell/>
          <table:table-cell table:style-name="Таблица2.F1" office:value-type="string">
            <text:p text:style-name="P7">2</text:p>
          </table:table-cell>
          <table:table-cell table:style-name="Таблица2.F1" table:number-columns-spanned="2" office:value-type="string">
            <text:p text:style-name="P7">№ 02.6855; 0000201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3</text:p>
          </table:table-cell>
          <table:table-cell table:style-name="Таблица2.F1" table:number-columns-spanned="4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 исполнение по напряжению цепей управления 220В, 50Гц в комплекте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5130-26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ЧЗЭО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7">№ ТС RU C-RU.АЛ16.В.16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3.1</text:p>
          </table:table-cell>
          <table:table-cell table:style-name="Таблица2.F1" table:number-columns-spanned="4" office:value-type="string">
            <text:p text:style-name="P12">-Автоматический выключатель серии ВА47; Количество полюсов -3; Uн=400В, 50Гц <text:s/>Iн=6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3Р/D6; MVA20-3-006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7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3.2</text:p>
          </table:table-cell>
          <table:table-cell table:style-name="Таблица2.F1" table:number-columns-spanned="4" office:value-type="string">
            <text:p text:style-name="P12">-Автоматический выключатель серии ВА47; Количество полюсов -1; Uн=400В, 50Гц <text:s/>Iн=6А; Характеристика – B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3.3</text:p>
          </table:table-cell>
          <table:table-cell table:style-name="Таблица2.F1" table:number-columns-spanned="4" office:value-type="string">
            <text:p text:style-name="P12">-Контактор малогабаритный серии КМИ; Uн=400В, 50гц; Iн=12А; Uн <text:soft-page-break/>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МИ1210 12А 230В/АС-3 1НО ИЭК;</text:p>
            <text:p text:style-name="P7"><text:soft-page-break/>ККМ11-012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ЕАЭС RU C-<text:soft-page-break/>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3.4</text:p>
          </table:table-cell>
          <table:table-cell table:style-name="Таблица2.F1" table:number-columns-spanned="4" office:value-type="string">
            <text:p text:style-name="P12">-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ПКИ-22; КРК10-2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3.5</text:p>
          </table:table-cell>
          <table:table-cell table:style-name="Таблица2.F1" table:number-columns-spanned="4" office:value-type="string">
            <text:p text:style-name="P12">-Реле электротепловое серии РТИ; Iуст. 2,5-4,0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РТИ-1308; DRT10-DO25-000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3.6</text:p>
          </table:table-cell>
          <table:table-cell table:style-name="Таблица2.F1" table:number-columns-spanned="4" office:value-type="string">
            <text:p text:style-name="P12">-Блок зажимов; 10 клемм; МУ: поз. 21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РОСС RU.АИ24.Н027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4</text:p>
          </table:table-cell>
          <table:table-cell table:style-name="Таблица2.F1" table:number-columns-spanned="4" office:value-type="string">
            <text:p text:style-name="P12">То же, в комплекте: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Б5130-29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ЧЗЭО</text:p>
          </table:table-cell>
          <table:covered-table-cell/>
          <table:table-cell table:style-name="Таблица2.F1" office:value-type="string">
            <text:p text:style-name="P13">2</text:p>
          </table:table-cell>
          <table:table-cell table:style-name="Таблица2.F1" table:number-columns-spanned="2" office:value-type="string">
            <text:p text:style-name="P13">№ ТС RU C-RU.АЛ16.В.16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4.1</text:p>
          </table:table-cell>
          <table:table-cell table:style-name="Таблица2.F1" table:number-columns-spanned="4" office:value-type="string">
            <text:p text:style-name="P20">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3Р/<text:span text:style-name="T8">10</text:span>; MVA20-<text:span text:style-name="T8">3</text:span>-0<text:span text:style-name="T8">10</text:span>-<text:span text:style-name="T8">D</text:span>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2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4.2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1; Uн=400В, 50Гц <text:s/>Iн=6А;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2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4.3</text:p>
          </table:table-cell>
          <table:table-cell table:style-name="Таблица2.F1" table:number-columns-spanned="4" office:value-type="string">
            <text:p text:style-name="P12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МИ1210 12А 230В/АС-3 1НО ИЭК;</text:p>
            <text:p text:style-name="P7">ККМ11-012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4.4</text:p>
          </table:table-cell>
          <table:table-cell table:style-name="Таблица2.F1" table:number-columns-spanned="4" office:value-type="string">
            <text:p text:style-name="P12">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ПКИ-22; КРК10-2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/>
          </table:table-cell>
          <table:covered-table-cell/>
        </table:table-row>
        <table:table-row table:style-name="Таблица2.49">
          <table:table-cell table:style-name="Таблица2.F1" office:value-type="string">
            <text:p text:style-name="P13">24.5</text:p>
          </table:table-cell>
          <table:table-cell table:style-name="Таблица2.F1" table:number-columns-spanned="4" office:value-type="string">
            <text:p text:style-name="P12">Реле электротепловое серии РТИ; Iуст. 7,0-10,0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  <text:p text:style-name="P7"/>
          </table:table-cell>
          <table:covered-table-cell/>
          <table:table-cell table:style-name="Таблица2.F1" table:number-columns-spanned="3" office:value-type="string">
            <text:p text:style-name="P13">РТИ-1314; DRT10-0007-0010</text:p>
            <text:p text:style-name="P13"/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4.6</text:p>
          </table:table-cell>
          <table:table-cell table:style-name="Таблица2.F1" table:number-columns-spanned="4" office:value-type="string">
            <text:p text:style-name="P12">Блок зажимов; 10 клемм; МУ: поз. 40.1, ЭВ2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Б324-4П25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">-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РОСС RU.АИ24.Н027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5</text:p>
          </table:table-cell>
          <table:table-cell table:style-name="Таблица2.F1" table:number-columns-spanned="4" office:value-type="string">
            <text:p text:style-name="P12">То же, в комплекте: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Б5130-32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ЧЗЭО</text:p>
          </table:table-cell>
          <table:covered-table-cell/>
          <table:table-cell table:style-name="Таблица2.F1" office:value-type="string">
            <text:p text:style-name="P13">2</text:p>
          </table:table-cell>
          <table:table-cell table:style-name="Таблица2.F1" table:number-columns-spanned="2" office:value-type="string">
            <text:p text:style-name="P13">№ ТС RU C-RU.АЛ16.В.16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5.1</text:p>
          </table:table-cell>
          <table:table-cell table:style-name="Таблица2.F1" table:number-columns-spanned="4" office:value-type="string">
            <text:p text:style-name="P32"><text:span text:style-name="T4">Автоматический выключатель серии ВА47; Количество </text:span><text:span text:style-name="T4">полюсов -3; Uн=400В, 50Гц <text:s/>Iн=25А; Характеристика - D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3Р/D25; MVA20-3-025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ЕАЭС RU C-CN.СП28.В.00293/19</text:p>
            <text:p text:style-name="P6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5.2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2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5.3</text:p>
          </table:table-cell>
          <table:table-cell table:style-name="Таблица2.F1" table:number-columns-spanned="4" office:value-type="string">
            <text:p text:style-name="P12">Контактор малогабаритный серии КМИ; Uн=400В, 50гц; Iн=25А; Uн 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МИ22510 25А 230В/АС-3 1НО ИЭК</text:p>
            <text:p text:style-name="P7">ККМ21-025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6">№ 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5.4</text:p>
          </table:table-cell>
          <table:table-cell table:style-name="Таблица2.F1" table:number-columns-spanned="4" office:value-type="string">
            <text:p text:style-name="P12">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ПКИ-22; КРК10-2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4"/>
          </table:table-cell>
          <table:covered-table-cell/>
        </table:table-row>
        <text:soft-page-break/>
        <table:table-row table:style-name="Таблица2.1">
          <table:table-cell table:style-name="Таблица2.F1" office:value-type="string">
            <text:p text:style-name="P13">25.5</text:p>
          </table:table-cell>
          <table:table-cell table:style-name="Таблица2.F1" table:number-columns-spanned="4" office:value-type="string">
            <text:p text:style-name="P12">Реле электротепловое серии РТИ; Iуст. 12,0-18,0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РТИ-1321; DRT10-0012-0018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5.6</text:p>
          </table:table-cell>
          <table:table-cell table:style-name="Таблица2.F1" table:number-columns-spanned="4" office:value-type="string">
            <text:p text:style-name="P12">Блок зажимов; 10 клемм; МУ: поз. 18/1;18/2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Б324-4П25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РОСС RU.АИ24.Н02717</text:p>
            <text:p text:style-name="P1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6</text:p>
          </table:table-cell>
          <table:table-cell table:style-name="Таблица2.F1" table:number-columns-spanned="4" office:value-type="string">
            <text:p text:style-name="P12">То же в комплекте: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Б5130-35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ЧЗЭО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ТС RU C-RU.АЛ16.В.16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6.1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3; Uн=400В, 50Гц <text:s/>Iн=40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3Р/D40; MVA20-3-040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4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6.2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6.3</text:p>
          </table:table-cell>
          <table:table-cell table:style-name="Таблица2.F1" table:number-columns-spanned="4" office:value-type="string">
            <text:p text:style-name="P12">Контактор малогабаритный серии КМИ; Uн=400В, 50гц; Iн=25А; Uн 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>КМИ34012 40А 230В/АС-3 1НО ИЭК</text:p>
            <text:p text:style-name="P13">ККМ31-040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6.4</text:p>
          </table:table-cell>
          <table:table-cell table:style-name="Таблица2.F1" table:number-columns-spanned="4" office:value-type="string">
            <text:p text:style-name="P12">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ПКИ-22; КРК10-22</text:p>
            <text:p text:style-name="P13"/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6.5</text:p>
          </table:table-cell>
          <table:table-cell table:style-name="Таблица2.F1" table:number-columns-spanned="4" office:value-type="string">
            <text:p text:style-name="P12">Реле электротепловое серии РТИ; Iуст. 30,0-40,0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РТИ-3355; DRT30-0030-004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6.6</text:p>
          </table:table-cell>
          <table:table-cell table:style-name="Таблица2.F1" table:number-columns-spanned="4" office:value-type="string">
            <text:p text:style-name="P12">Блок зажимов; 10 клемм; МУ: поз. <text:s/>ЭВ1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Б324-4П25-10</text:p>
            <text:p text:style-name="P13"/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РОСС RU.АИ24.Н027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7</text:p>
          </table:table-cell>
          <table:table-cell table:style-name="Таблица2.F1" table:number-columns-spanned="4" office:value-type="string">
            <text:p text:style-name="P12">Автоматический выключатель серии ВА47-29;Количество полюсов -3; Uн=400В, 50Гц Iн=6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>ВА47-29/3Р/D6</text:p>
            <text:p text:style-name="P13">MVA20-3-006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2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8</text:p>
          </table:table-cell>
          <table:table-cell table:style-name="Таблица2.F1" table:number-columns-spanned="4" office:value-type="string">
            <text:p text:style-name="P12">Автоматический выключатель серии ВА47-100; Количество полюсов -3; Uн=400В, 50Гц Iн=80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>ВА47-100/3Р/D</text:p>
            <text:p text:style-name="P13">MVA40-3-080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9</text:p>
          </table:table-cell>
          <table:table-cell table:style-name="Таблица2.F1" table:number-columns-spanned="4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напряжением, исполнение по напряжению силовой цепи 380В, 50Гц исполнение по напряжению цепей управления 220В, 50Гц в комплекте: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5130-17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ЧЗЭО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7">№ ТС RU C-RU.АЛ16.В.16029</text:p>
          </table:table-cell>
          <table:covered-table-cell/>
        </table:table-row>
        <table:table-row table:style-name="Таблица2.68">
          <table:table-cell table:style-name="Таблица2.F1" office:value-type="string">
            <text:p text:style-name="P13">29.1</text:p>
          </table:table-cell>
          <table:table-cell table:style-name="Таблица2.F1" table:number-columns-spanned="4" office:value-type="string">
            <text:p text:style-name="P32"><text:span text:style-name="T4">Автоматический выключатель серии ВА47; Количество полюсов -3; Uн=400В, 50Гц <text:s/></text:span><text:span text:style-name="T4">Iн=6А; Характеристика - D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ВА47-29/3Р/D6; MVA20-3-006-D</text:p>
            <text:p text:style-name="P13"/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ext:soft-page-break/>
        <table:table-row table:style-name="Таблица2.1">
          <table:table-cell table:style-name="Таблица2.F1" office:value-type="string">
            <text:p text:style-name="P13">29.2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9.3</text:p>
          </table:table-cell>
          <table:table-cell table:style-name="Таблица2.F1" table:number-columns-spanned="4" office:value-type="string">
            <text:p text:style-name="P12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КМИ1210 12А 230В/АС-3 1НО ИЭК</text:p>
            <text:p text:style-name="P13">ККМ11-012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9.4</text:p>
          </table:table-cell>
          <table:table-cell table:style-name="Таблица2.F1" table:number-columns-spanned="4" office:value-type="string">
            <text:p text:style-name="P12">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ПКИ-22; КРК10-2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9.5</text:p>
          </table:table-cell>
          <table:table-cell table:style-name="Таблица2.F1" table:number-columns-spanned="4" office:value-type="string">
            <text:p text:style-name="P12">Реле электротепловое серии РТИ; Iуст. 0,4-0,63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РТИ-1304; DRT10-D004-C063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13">29.6</text:p>
          </table:table-cell>
          <table:table-cell table:style-name="Таблица2.F1" table:number-columns-spanned="4" office:value-type="string">
            <text:p text:style-name="P12">-Блок зажимов; 10 клемм; МУ: поз. В6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Б324-4П25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-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РОСС RU.АИ24.Н027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0</text:p>
          </table:table-cell>
          <table:table-cell table:style-name="Таблица2.F1" table:number-columns-spanned="4" office:value-type="string">
            <text:p text:style-name="P6">То же в комплекте: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5130-21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ЧЗЭО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ТС RU C-RU.АЛ16.В.16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0.1</text:p>
          </table:table-cell>
          <table:table-cell table:style-name="Таблица2.F1" table:number-columns-spanned="4" office:value-type="string">
            <text:p text:style-name="P6">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3Р/D10; MVA20-3-010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0.2</text:p>
          </table:table-cell>
          <table:table-cell table:style-name="Таблица2.F1" table:number-columns-spanned="4" office:value-type="string">
            <text:p text:style-name="P6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/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0.3</text:p>
          </table:table-cell>
          <table:table-cell table:style-name="Таблица2.F1" table:number-columns-spanned="4" office:value-type="string">
            <text:p text:style-name="P6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МИ1210 12А 230В/АС-3 1НО ИЭК</text:p>
            <text:p text:style-name="P7">ККМ11-012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0.4</text:p>
          </table:table-cell>
          <table:table-cell table:style-name="Таблица2.F1" table:number-columns-spanned="4" office:value-type="string">
            <text:p text:style-name="P6">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ПКИ-22; КРК10-2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0.5</text:p>
          </table:table-cell>
          <table:table-cell table:style-name="Таблица2.F1" table:number-columns-spanned="4" office:value-type="string">
            <text:p text:style-name="P6">Реле электротепловое серии РТИ; Iуст. 2,5-4,0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РТИ-1308; DRT10-D002-000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0.6</text:p>
          </table:table-cell>
          <table:table-cell table:style-name="Таблица2.F1" table:number-columns-spanned="4" office:value-type="string">
            <text:p text:style-name="P6">Блок зажимов; 10 клемм; МУ: поз. В6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324-4П25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РОСС RU.АИ24.Н027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1</text:p>
          </table:table-cell>
          <table:table-cell table:style-name="Таблица2.F1" table:number-columns-spanned="4" office:value-type="string">
            <text:p text:style-name="P6">То же в комплекте: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5130-26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ЧЗЭО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ТС RU C-RU.АЛ16.В.16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1.1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3; Uн=400В, 50Гц <text:s/>Iн=6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ВА47-29/3Р/D6; MVA20-3-006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/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1.2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1; Uн=400В, 50Гц <text:s/>Iн=6А; <text:soft-page-break/>Характеристика - B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28">IEK</text:p>
            <text:p text:style-name="P34"/>
          </table:table-cell>
          <table:covered-table-cell/>
          <table:table-cell table:style-name="Таблица2.F1" office:value-type="string">
            <text:p text:style-name="P7">1</text:p>
            <text:p text:style-name="P34"/>
          </table:table-cell>
          <table:table-cell table:style-name="Таблица2.F1" table:number-columns-spanned="2" office:value-type="string">
            <text:p text:style-name="P13"/>
            <text:p text:style-name="P6">№ ЕАЭС RU C-<text:soft-page-break/>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1.3</text:p>
          </table:table-cell>
          <table:table-cell table:style-name="Таблица2.F1" table:number-columns-spanned="4" office:value-type="string">
            <text:p text:style-name="P12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КМИ1210 12А 230В/АС-3 1НО ИЭК</text:p>
            <text:p text:style-name="P7">ККМ11-012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29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<text:s/>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1.4</text:p>
          </table:table-cell>
          <table:table-cell table:style-name="Таблица2.F1" table:number-columns-spanned="4" office:value-type="string">
            <text:p text:style-name="P12">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ПКИ-22; КРК10-2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29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1.5</text:p>
          </table:table-cell>
          <table:table-cell table:style-name="Таблица2.F1" table:number-columns-spanned="4" office:value-type="string">
            <text:p text:style-name="P12">Реле электротепловое серии РТИ; Iуст. 2,5-4,0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РТИ-1308; DRT10-D025-000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29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216</text:p>
          </table:table-cell>
          <table:table-cell table:style-name="Таблица2.F1" table:number-columns-spanned="4" office:value-type="string">
            <text:p text:style-name="P12">Блок зажимов; 10 клемм; МУ: поз. В1р,В3р,В4р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324-4П25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</text:p>
            <text:p text:style-name="P33"/>
          </table:table-cell>
          <table:table-cell table:style-name="Таблица2.F1" table:number-columns-spanned="2" office:value-type="string">
            <text:p text:style-name="P13">№ РОСС RU.АИ24.Н027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2</text:p>
          </table:table-cell>
          <table:table-cell table:style-name="Таблица2.F1" table:number-columns-spanned="4" office:value-type="string">
            <text:p text:style-name="P12">То же в комплекте: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5130-27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ЧЗЭО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ТС RU C-RU.АЛ16.В.1602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2.1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3; Uн=400В, 50Гц <text:s/>Iн=10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3Р/D10; MVA20-3-010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29">IEK</text:p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2.2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29">IEK</text:p>
            <text:p text:style-name="P34"/>
          </table:table-cell>
          <table:covered-table-cell/>
          <table:table-cell table:style-name="Таблица2.F1" office:value-type="string">
            <text:p text:style-name="P13">1</text:p>
          </table:table-cell>
          <table:table-cell table:style-name="Таблица2.F1" table:number-columns-spanned="2" office:value-type="string">
            <text:p text:style-name="P13">№ 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2.3</text:p>
          </table:table-cell>
          <table:table-cell table:style-name="Таблица2.F1" table:number-columns-spanned="4" office:value-type="string">
            <text:p text:style-name="P12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/>
            <text:p text:style-name="P7">КМИ1210 12А 230В/АС-3 1НО ИЭК</text:p>
            <text:p text:style-name="P7">ККМ11-012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29">IEK</text:p>
          </table:table-cell>
          <table:covered-table-cell/>
          <table:table-cell table:style-name="Таблица2.F1" office:value-type="string">
            <text:p text:style-name="P7"/>
            <text:p text:style-name="P7">1</text:p>
            <text:p text:style-name="P13"/>
          </table:table-cell>
          <table:table-cell table:style-name="Таблица2.F1" table:number-columns-spanned="2" office:value-type="string">
            <text:p text:style-name="P13"/>
            <text:p text:style-name="P13">№ 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2.4</text:p>
          </table:table-cell>
          <table:table-cell table:style-name="Таблица2.F1" table:number-columns-spanned="4" office:value-type="string">
            <text:p text:style-name="P12">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ПКИ-22; КРК10-2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29">IEK</text:p>
            <text:p text:style-name="P34"/>
          </table:table-cell>
          <table:covered-table-cell/>
          <table:table-cell table:style-name="Таблица2.F1" office:value-type="string">
            <text:p text:style-name="P7">1</text:p>
            <text:p text:style-name="P34"/>
          </table:table-cell>
          <table:table-cell table:style-name="Таблица2.F1" table:number-columns-spanned="2" office:value-type="string">
            <text:p text:style-name="P13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2.5</text:p>
          </table:table-cell>
          <table:table-cell table:style-name="Таблица2.F1" table:number-columns-spanned="4" office:value-type="string">
            <text:p text:style-name="P12">Реле электротепловое серии РТИ; Iуст. 4,0-6,0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РТИ-1310; DRT10-D0004-D0006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29">IEK</text:p>
            <text:p text:style-name="P34"/>
          </table:table-cell>
          <table:covered-table-cell/>
          <table:table-cell table:style-name="Таблица2.F1" office:value-type="string">
            <text:p text:style-name="P7">1</text:p>
            <text:p text:style-name="P34"/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2.6</text:p>
          </table:table-cell>
          <table:table-cell table:style-name="Таблица2.F1" table:number-columns-spanned="4" office:value-type="string">
            <text:p text:style-name="P12">Блок зажимов; 10 клемм; МУ: поз. В2р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7">Б324-4П25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РОСС RU.АИ24.Н027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/>
            <text:p text:style-name="P7">33</text:p>
          </table:table-cell>
          <table:table-cell table:style-name="Таблица2.F1" table:number-columns-spanned="4" office:value-type="string">
            <text:p text:style-name="P21">Автоматический выключатель серии ВА47-29; Количество полюсов -3; Uн=400В, 50Гц Iн=32А; Характеристика -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/>
            <text:p text:style-name="P7">ВА47-29/3Р/D32; MVA20-3-032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>IEK</text:p>
          </table:table-cell>
          <table:covered-table-cell/>
          <table:table-cell table:style-name="Таблица2.F1" office:value-type="string">
            <text:p text:style-name="P7"/>
            <text:p text:style-name="P7">1</text:p>
            <text:p text:style-name="P13"/>
          </table:table-cell>
          <table:table-cell table:style-name="Таблица2.F1" table:number-columns-spanned="2" office:value-type="string">
            <text:p text:style-name="P13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4</text:p>
          </table:table-cell>
          <table:table-cell table:style-name="Таблица2.F1" table:number-columns-spanned="4" office:value-type="string">
            <text:p text:style-name="P12">Блок управления асинхронным двигателем с короткозамкнутым ротором, нереверсивным, для питания цепей управления фазным <text:s/>напряжением, исполнение по напряжению силовой цепи 380В, <text:s/>исполнение по напряжению цепей управления 220В, 50Гц 50Гц в комплекте: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5130-2974УХЛ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ЧЗЭО</text:p>
          </table:table-cell>
          <table:covered-table-cell/>
          <table:table-cell table:style-name="Таблица2.F1" office:value-type="string">
            <text:p text:style-name="P7">2</text:p>
          </table:table-cell>
          <table:table-cell table:style-name="Таблица2.F1" table:number-columns-spanned="2" office:value-type="string">
            <text:p text:style-name="P7">№ ТС RU C-RU.АЛ16.В.16029</text:p>
          </table:table-cell>
          <table:covered-table-cell/>
        </table:table-row>
        <text:soft-page-break/>
        <table:table-row table:style-name="Таблица2.1">
          <table:table-cell table:style-name="Таблица2.F1" office:value-type="string">
            <text:p text:style-name="P7">34.1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3; Uн=400В, 50Гц <text:s/>Iн=10,0А; Характеристика - 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/>
            <text:p text:style-name="P7">ВА47-29/3Р/D10; MVA20-3-010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IEK</text:p>
          </table:table-cell>
          <table:covered-table-cell/>
          <table:table-cell table:style-name="Таблица2.F1" office:value-type="string">
            <text:p text:style-name="P7"/>
            <text:p text:style-name="P7">1</text:p>
          </table:table-cell>
          <table:table-cell table:style-name="Таблица2.F1" table:number-columns-spanned="2" office:value-type="string">
            <text:p text:style-name="P1"/>
            <text:p text:style-name="P6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4.2</text:p>
          </table:table-cell>
          <table:table-cell table:style-name="Таблица2.F1" table:number-columns-spanned="4" office:value-type="string">
            <text:p text:style-name="P12">Автоматический выключатель серии ВА47; Количество полюсов -1; Uн=400В, 50Гц <text:s/>Iн=6А; Характеристика - B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/>
            <text:p text:style-name="P7">ВА47-29/1Р/В6; MVA20-1-006-В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IEK</text:p>
          </table:table-cell>
          <table:covered-table-cell/>
          <table:table-cell table:style-name="Таблица2.F1" office:value-type="string">
            <text:p text:style-name="P7"/>
            <text:p text:style-name="P7">1</text:p>
          </table:table-cell>
          <table:table-cell table:style-name="Таблица2.F1" table:number-columns-spanned="2" office:value-type="string">
            <text:p text:style-name="P13"/>
            <text:p text:style-name="P12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4.3</text:p>
          </table:table-cell>
          <table:table-cell table:style-name="Таблица2.F1" table:number-columns-spanned="4" office:value-type="string">
            <text:p text:style-name="P12">Контактор малогабаритный серии КМИ; Uн=400В, 50гц; Iн=12А; Uн катушки управления – 230В; Доп. контакт-1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/>
            <text:p text:style-name="P7">КМИ1210 12А 230В/АС-3 1НО ИЭК</text:p>
            <text:p text:style-name="P7">ККМ11-012-230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IEK</text:p>
          </table:table-cell>
          <table:covered-table-cell/>
          <table:table-cell table:style-name="Таблица2.F1" office:value-type="string">
            <text:p text:style-name="P7"/>
            <text:p text:style-name="P7">1</text:p>
          </table:table-cell>
          <table:table-cell table:style-name="Таблица2.F1" table:number-columns-spanned="2" office:value-type="string">
            <text:p text:style-name="P13"/>
            <text:p text:style-name="P13">№ ЕАЭС RU C-CN.МЮ62.В.00646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4.4</text:p>
          </table:table-cell>
          <table:table-cell table:style-name="Таблица2.F1" table:number-columns-spanned="4" office:value-type="string">
            <text:p text:style-name="P12">Приставка контактная серии ПКИ; Доп.контакты 2р+2з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ПКИ-22; КРК10-2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4.5</text:p>
          </table:table-cell>
          <table:table-cell table:style-name="Таблица2.F1" table:number-columns-spanned="4" office:value-type="string">
            <text:p text:style-name="P12">Реле электротепловое серии РТИ; Iуст. 7,0-10,0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РТИ-1314; DRT10-007-00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ЕАЭС RU C-CN.HB11.В00174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4.6</text:p>
          </table:table-cell>
          <table:table-cell table:style-name="Таблица2.F1" table:number-columns-spanned="4" office:value-type="string">
            <text:p text:style-name="P12">Блок зажимов; 10 клемм; МУ: поз. Н1,Н2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Б324-4П25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 РОСС RU.АИ24.Н027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5</text:p>
          </table:table-cell>
          <table:table-cell table:style-name="Таблица2.F1" table:number-columns-spanned="4" office:value-type="string">
            <text:p text:style-name="P22">Автоматический выключатель серии ВА47-29; Количество полюсов -3; Uн=400В, 50Гц Iн=6А; Характеристика -D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/>
            <text:p text:style-name="P7">ВА47-29/3Р/D6; MVA20-006-D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IEK</text:p>
          </table:table-cell>
          <table:covered-table-cell/>
          <table:table-cell table:style-name="Таблица2.F1" office:value-type="string">
            <text:p text:style-name="P7"/>
            <text:p text:style-name="P7">3</text:p>
          </table:table-cell>
          <table:table-cell table:style-name="Таблица2.F1" table:number-columns-spanned="2" office:value-type="string">
            <text:p text:style-name="P1"/>
            <text:p text:style-name="P8">№ ЕАЭС RU C-CN.СП28.В.00293/19<text:tab/>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6</text:p>
          </table:table-cell>
          <table:table-cell table:style-name="Таблица2.F1" table:number-columns-spanned="4" office:value-type="string">
            <text:p text:style-name="P12">Трансформатор тока 100/5А; 10ВА; класс <text:s/>точности 0,5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>шт</text:p>
          </table:table-cell>
          <table:covered-table-cell/>
          <table:table-cell table:style-name="Таблица2.F1" table:number-columns-spanned="3" office:value-type="string">
            <text:p text:style-name="P13">ТТИ-А 100/5 10ВА 0,5; IТТ10-2-10-01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>IEK</text:p>
          </table:table-cell>
          <table:covered-table-cell/>
          <table:table-cell table:style-name="Таблица2.F1" office:value-type="string">
            <text:p text:style-name="P13">3</text:p>
          </table:table-cell>
          <table:table-cell table:style-name="Таблица2.F1" table:number-columns-spanned="2" office:value-type="string">
            <text:p text:style-name="P13">№14126 от 19.05.201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7</text:p>
          </table:table-cell>
          <table:table-cell table:style-name="Таблица2.F1" table:number-columns-spanned="4" office:value-type="string">
            <text:p text:style-name="P6"><text:span text:style-name="T3">Выключатель автоматический серии ВА88 с <text:s/>электронным </text:span><text:span text:style-name="T3">расцепителем МР 211; Iн=250А; Iсs=35кА; Icu=35кА Кол-во полюсов- 3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ВА88-35 3Р 250А 35кА</text:p>
            <text:p text:style-name="P7">SVA31-3-025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2</text:p>
          </table:table-cell>
          <table:table-cell table:style-name="Таблица2.F1" table:number-columns-spanned="2" office:value-type="string">
            <text:p text:style-name="P13">№ТС RU C-CN.CП28.В.1092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8</text:p>
          </table:table-cell>
          <table:table-cell table:style-name="Таблица2.F1" table:number-columns-spanned="4" office:value-type="string">
            <text:p text:style-name="P12">Счетчик электронный активной и реактивной электрической энергии; класс <text:s/>точности (А/R) 0,5/1; номинальный/максимальный ток <text:s/>5/7,5; частота сети 50Гц потр. мощность <text:s/>7,5ВА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Меркурий 230АКТ-03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Инкотэкс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7">№ 02.6855; 0000201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39</text:p>
          </table:table-cell>
          <table:table-cell table:style-name="Таблица2.F1" table:number-columns-spanned="4" office:value-type="string">
            <text:p text:style-name="P23">Автоматический выключатель серии ВА47-29; Количество полюсов -1; Uн=400В, 50Гц Iн=6А; Характеристика - С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/>
            <text:p text:style-name="P7">ВА47-29/1Р/С6</text:p>
            <text:p text:style-name="P7">MVA20-1-006-С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/>
            <text:p text:style-name="P7">IEK</text:p>
          </table:table-cell>
          <table:covered-table-cell/>
          <table:table-cell table:style-name="Таблица2.F1" office:value-type="string">
            <text:p text:style-name="P13"/>
            <text:p text:style-name="P7"/>
            <text:p text:style-name="P7">1</text:p>
          </table:table-cell>
          <table:table-cell table:style-name="Таблица2.F1" table:number-columns-spanned="2" office:value-type="string">
            <text:p text:style-name="P1"/>
            <text:p text:style-name="P24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/>
            <text:p text:style-name="P7"/>
            <text:p text:style-name="P7">40</text:p>
          </table:table-cell>
          <table:table-cell table:style-name="Таблица2.F1" table:number-columns-spanned="4" office:value-type="string">
            <text:p text:style-name="P12">Автоматический выключатель серии ВА47-29; Количество полюсов -2; Uн=400В, 50Гц Iн=16А; Характеристика - С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/>
            <text:p text:style-name="P7"/>
            <text:p text:style-name="P7">ВА47-29/2Р/С16</text:p>
            <text:p text:style-name="P7">MVA20-2-016-С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/>
            <text:p text:style-name="P7">IEK</text:p>
          </table:table-cell>
          <table:covered-table-cell/>
          <table:table-cell table:style-name="Таблица2.F1" office:value-type="string">
            <text:p text:style-name="P13"/>
            <text:p text:style-name="P7"/>
            <text:p text:style-name="P7">1</text:p>
          </table:table-cell>
          <table:table-cell table:style-name="Таблица2.F1" table:number-columns-spanned="2" office:value-type="string">
            <text:p text:style-name="P13"/>
            <text:p text:style-name="P12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/>
            <text:p text:style-name="P7">41</text:p>
          </table:table-cell>
          <table:table-cell table:style-name="Таблица2.F1" table:number-columns-spanned="4" office:value-type="string">
            <text:p text:style-name="P12">Автоматический выключатель серии ВА47-29; Количество полюсов -3; Uн=400В, 50Гц Iн=32А; Характеристика - С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55"/>
            <text:p text:style-name="P7">ВА47-29/3Р/С32</text:p>
            <text:p text:style-name="P7">MVA20-3-032-С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>IEK</text:p>
          </table:table-cell>
          <table:covered-table-cell/>
          <table:table-cell table:style-name="Таблица2.F1" office:value-type="string">
            <text:p text:style-name="P13"/>
            <text:p text:style-name="P7">1</text:p>
          </table:table-cell>
          <table:table-cell table:style-name="Таблица2.F1" table:number-columns-spanned="2" office:value-type="string">
            <text:p text:style-name="P12"/>
            <text:p text:style-name="P12">№ ЕАЭС RU C-CN.СП28.В.00293/19</text:p>
          </table:table-cell>
          <table:covered-table-cell/>
        </table:table-row>
        <text:soft-page-break/>
        <table:table-row table:style-name="Таблица2.1">
          <table:table-cell table:style-name="Таблица2.F1" office:value-type="string">
            <text:p text:style-name="P7"/>
            <text:p text:style-name="P7"/>
            <text:p text:style-name="P7">42</text:p>
          </table:table-cell>
          <table:table-cell table:style-name="Таблица2.F1" table:number-columns-spanned="4" office:value-type="string">
            <text:p text:style-name="P12">Автоматический выключатель серии ВА47-29; Количество полюсов -3; Uн=400В, 50Гц Iн=63А; Характеристика - С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/>
            <text:p text:style-name="P7">ВА47-29/3Р/С63</text:p>
            <text:p text:style-name="P7">MVA20-3-063-С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>IEK</text:p>
          </table:table-cell>
          <table:covered-table-cell/>
          <table:table-cell table:style-name="Таблица2.F1" office:value-type="string">
            <text:p text:style-name="P13"/>
            <text:p text:style-name="P7">1</text:p>
          </table:table-cell>
          <table:table-cell table:style-name="Таблица2.F1" table:number-columns-spanned="2" office:value-type="string">
            <text:p text:style-name="P12">№ ЕАЭС RU C-CN.СП28.В.00293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/>
            <text:p text:style-name="P7">43</text:p>
          </table:table-cell>
          <table:table-cell table:style-name="Таблица2.F1" table:number-columns-spanned="4" office:value-type="string">
            <text:p text:style-name="P12">Переключатель на 3 фиксированных положения; контакты 1з+1р; IP40; цвет черный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/>
            <text:p text:style-name="P7">ALCLR-22; ВSWB10-ALCLR-3-K0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>IEK</text:p>
          </table:table-cell>
          <table:covered-table-cell/>
          <table:table-cell table:style-name="Таблица2.F1" office:value-type="string">
            <text:p text:style-name="P13"/>
            <text:p text:style-name="P7">18</text:p>
          </table:table-cell>
          <table:table-cell table:style-name="Таблица2.F1" table:number-columns-spanned="2" office:value-type="string">
            <text:p text:style-name="P13"/>
            <text:p text:style-name="P13">№ ЕАЭС RU C-CN.AH03.В.00758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/>
            <text:p text:style-name="P7"/>
            <text:p text:style-name="P7">44</text:p>
          </table:table-cell>
          <table:table-cell table:style-name="Таблица2.F1" table:number-columns-spanned="4" office:value-type="string">
            <text:p text:style-name="P12">Пост взрывозащищённый кнопочный серии КУ-90из пластика. Уровень взрывозащиты IExdIIBT5; Два кнопочных элемента. Два ввода.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/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/>
            <text:p text:style-name="P7"/>
            <text:p text:style-name="P7">КУ-92- IExdIIBT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13"/>
            <text:p text:style-name="P7"/>
            <text:p text:style-name="P7">ЭКС</text:p>
          </table:table-cell>
          <table:covered-table-cell/>
          <table:table-cell table:style-name="Таблица2.F1" office:value-type="string">
            <text:p text:style-name="P13"/>
            <text:p text:style-name="P7"/>
            <text:p text:style-name="P7">15</text:p>
          </table:table-cell>
          <table:table-cell table:style-name="Таблица2.F1" table:number-columns-spanned="2" office:value-type="string">
            <text:p text:style-name="P13"/>
            <text:p text:style-name="P7"/>
            <text:p text:style-name="P7">№ЕАЭС RU C-RU.НА65.В00237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45</text:p>
          </table:table-cell>
          <table:table-cell table:style-name="Таблица2.F1" table:number-columns-spanned="4" office:value-type="string">
            <text:p text:style-name="P12">Пост управления кнопочной серии ПКЕ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13">ПКЕ222-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ЭКС</text:p>
          </table:table-cell>
          <table:covered-table-cell/>
          <table:table-cell table:style-name="Таблица2.F1" office:value-type="string">
            <text:p text:style-name="P7">3</text:p>
          </table:table-cell>
          <table:table-cell table:style-name="Таблица2.F1" table:number-columns-spanned="2" office:value-type="string">
            <text:p text:style-name="P13">№ТС RU CBY.АЛ16.В.17380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46</text:p>
          </table:table-cell>
          <table:table-cell table:style-name="Таблица2.F1" table:number-columns-spanned="4" office:value-type="string">
            <text:p text:style-name="P12">Хомуты нейлон 3,6х50мм(уп.500шт)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уп</text:p>
          </table:table-cell>
          <table:covered-table-cell/>
          <table:table-cell table:style-name="Таблица2.F1" table:number-columns-spanned="3" office:value-type="string">
            <text:p text:style-name="P13">UНН32-0036-150-5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F1" table:number-columns-spanned="2" office:value-type="string">
            <text:p text:style-name="P13">№РОСС СN.M010.Н0128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47</text:p>
          </table:table-cell>
          <table:table-cell table:style-name="Таблица2.F1" table:number-columns-spanned="4" office:value-type="string">
            <text:p text:style-name="P12">Хомут с площадкой 3х150мм(уп.100шт)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уп</text:p>
          </table:table-cell>
          <table:covered-table-cell/>
          <table:table-cell table:style-name="Таблица2.F1" table:number-columns-spanned="3" office:value-type="string">
            <text:p text:style-name="P7">ХП1 3.0х150; UНН61-3-150-1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IEK</text:p>
          </table:table-cell>
          <table:covered-table-cell/>
          <table:table-cell table:style-name="Таблица2.F1" office:value-type="string">
            <text:p text:style-name="P7">2</text:p>
          </table:table-cell>
          <table:table-cell table:style-name="Таблица2.F1" table:number-columns-spanned="2" office:value-type="string">
            <text:p text:style-name="P13">№РОСС СN.M010.Н0128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48</text:p>
          </table:table-cell>
          <table:table-cell table:style-name="Таблица2.F1" table:number-columns-spanned="4" office:value-type="string">
            <text:p text:style-name="P12">Уголок металлический 40*4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кг</text:p>
          </table:table-cell>
          <table:covered-table-cell/>
          <table:table-cell table:style-name="Таблица2.F1" table:number-columns-spanned="3" office:value-type="string">
            <text:p text:style-name="P7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M116" office:value-type="float" office:value="35.8">
            <text:p text:style-name="P7">35,8</text:p>
          </table:table-cell>
          <table:table-cell table:style-name="Таблица2.F1" table:number-columns-spanned="2" office:value-type="string">
            <text:p text:style-name="P13">№4414514 от 04.09.2014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49</text:p>
          </table:table-cell>
          <table:table-cell table:style-name="Таблица2.F1" table:number-columns-spanned="4" office:value-type="string">
            <text:p text:style-name="P12">Лоток перфорированный100х200х300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0-100-200-3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35</text:p>
          </table:table-cell>
          <table:table-cell table:style-name="Таблица2.F1" table:number-columns-spanned="2" office:value-type="string">
            <text:p text:style-name="P13">№ССБК RU.ПБ09.Н000846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0</text:p>
          </table:table-cell>
          <table:table-cell table:style-name="Таблица2.F1" table:number-columns-spanned="4" office:value-type="string">
            <text:p text:style-name="P12">Крышка для лотка основанием 2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К-200-1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35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1</text:p>
          </table:table-cell>
          <table:table-cell table:style-name="Таблица2.F1" table:number-columns-spanned="4" office:value-type="string">
            <text:p text:style-name="P6"><text:span text:style-name="T3">Поворот 90 </text:span><text:span text:style-name="T6">0 </text:span><text:span text:style-name="T3">для лотка100х2000мм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2Р-100-2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4</text:p>
          </table:table-cell>
          <table:table-cell table:style-name="Таблица2.F1" table:number-columns-spanned="2" office:value-type="string">
            <text:p text:style-name="P13">Отказное письмо №455-16-1-7 от 27.12.20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2</text:p>
          </table:table-cell>
          <table:table-cell table:style-name="Таблица2.F1" table:number-columns-spanned="4" office:value-type="string">
            <text:p text:style-name="P12">Пластина соединительная h=1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S-08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70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3</text:p>
          </table:table-cell>
          <table:table-cell table:style-name="Таблица2.F1" table:number-columns-spanned="4" office:value-type="string">
            <text:p text:style-name="P12">Разделительная перегородка h=100 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F-080-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35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4</text:p>
          </table:table-cell>
          <table:table-cell table:style-name="Таблица2.F1" table:number-columns-spanned="4" office:value-type="string">
            <text:p text:style-name="P6"><text:span text:style-name="T3">Кронштейн настенный </text:span><text:span text:style-name="T3">основанием 300мм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СW-300-1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10</text:p>
          </table:table-cell>
          <table:table-cell table:style-name="Таблица2.F1" table:number-columns-spanned="2" office:value-type="string">
            <text:p text:style-name="P7"><text:span text:style-name="T3">Отказное письмо </text:span><text:span text:style-name="T3">№454-16-1-7 от </text:span><text:soft-page-break/><text:span text:style-name="T3">27.12.2019</text:span>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5</text:p>
          </table:table-cell>
          <table:table-cell table:style-name="Таблица2.F1" table:number-columns-spanned="4" office:value-type="string">
            <text:p text:style-name="P12">Соединительный комлект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С М6х10; CLP1M-CS-6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500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6</text:p>
          </table:table-cell>
          <table:table-cell table:style-name="Таблица2.F1" table:number-columns-spanned="4" office:value-type="string">
            <text:p text:style-name="P12">Болт анкерный М10х10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220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7</text:p>
          </table:table-cell>
          <table:table-cell table:style-name="Таблица2.F1" table:number-columns-spanned="4" office:value-type="string">
            <text:p text:style-name="P12">Лоток перфорированный 80х100х300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CLP10-080-100-3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48</text:p>
          </table:table-cell>
          <table:table-cell table:style-name="Таблица2.F1" table:number-columns-spanned="2" office:value-type="string">
            <text:p text:style-name="P17">№ССБК RU.ПБ09.Н000846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58</text:p>
          </table:table-cell>
          <table:table-cell table:style-name="Таблица2.F1" table:number-columns-spanned="4" office:value-type="string">
            <text:p text:style-name="P12">Крышка для лотка основанием 10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К-100-1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48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27">
          <table:table-cell table:style-name="Таблица2.F1" office:value-type="string">
            <text:p text:style-name="P7">59</text:p>
          </table:table-cell>
          <table:table-cell table:style-name="Таблица2.F1" table:number-columns-spanned="4" office:value-type="string">
            <text:p text:style-name="P6"><text:span text:style-name="T3">Поворот 90</text:span><text:span text:style-name="T6">0</text:span><text:span text:style-name="T3"> для лотка 80х100мм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2Р-080-10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5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28">
          <table:table-cell table:style-name="Таблица2.F1" office:value-type="string">
            <text:p text:style-name="P7">60</text:p>
          </table:table-cell>
          <table:table-cell table:style-name="Таблица2.F1" table:number-columns-spanned="4" office:value-type="string">
            <text:p text:style-name="P12">Пластина соединительная h=8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S-08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30</text:p>
          </table:table-cell>
          <table:table-cell table:style-name="Таблица2.F1" table:number-columns-spanned="2" office:value-type="string">
            <text:p text:style-name="P13">Отказное письмо №454-16-1-7 от 27.12.20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61</text:p>
          </table:table-cell>
          <table:table-cell table:style-name="Таблица2.F1" table:number-columns-spanned="4" office:value-type="string">
            <text:p text:style-name="P12">Разделительная перегородка h=8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F-080-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5</text:p>
          </table:table-cell>
          <table:table-cell table:style-name="Таблица2.F1" table:number-columns-spanned="2" office:value-type="string">
            <text:p text:style-name="P13">Отказное письмо №101-кс/816 от 11.10.2017г.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62</text:p>
          </table:table-cell>
          <table:table-cell table:style-name="Таблица2.F1" table:number-columns-spanned="4" office:value-type="string">
            <text:p text:style-name="P12">Кронштейн настенный основанием 15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CLP1СW-150-1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45</text:p>
          </table:table-cell>
          <table:table-cell table:style-name="Таблица2.F1" table:number-columns-spanned="2" office:value-type="string">
            <text:p text:style-name="P13">Отказное письмо №101-кс/816 от 11.10.2017г.</text:p>
          </table:table-cell>
          <table:covered-table-cell/>
        </table:table-row>
        <table:table-row table:style-name="Таблица2.131">
          <table:table-cell table:style-name="Таблица2.F1" office:value-type="string">
            <text:p text:style-name="P7">63</text:p>
          </table:table-cell>
          <table:table-cell table:style-name="Таблица2.F1" table:number-columns-spanned="4" office:value-type="string">
            <text:p text:style-name="P12">Соединительный комлект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С М6х10; CLP1M-CS-6-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500</text:p>
          </table:table-cell>
          <table:table-cell table:style-name="Таблица2.F1" table:number-columns-spanned="2" office:value-type="string">
            <text:p text:style-name="P13">Отказное письмо №101-кс/816 от 11.10.2017г.</text:p>
          </table:table-cell>
          <table:covered-table-cell/>
        </table:table-row>
        <table:table-row table:style-name="Таблица2.132">
          <table:table-cell table:style-name="Таблица2.F1" office:value-type="string">
            <text:p text:style-name="P7">64</text:p>
          </table:table-cell>
          <table:table-cell table:style-name="Таблица2.F1" table:number-columns-spanned="4" office:value-type="string">
            <text:p text:style-name="P12">Болт анкерный М10х10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90</text:p>
          </table:table-cell>
          <table:table-cell table:style-name="Таблица2.F1" table:number-columns-spanned="2" office:value-type="string">
            <text:p text:style-name="P13">№РОСС СN.АГ.81.Н08180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65</text:p>
          </table:table-cell>
          <table:table-cell table:style-name="Таблица2.F1" table:number-columns-spanned="4" office:value-type="string">
            <text:p text:style-name="P12">Труба стальная водогазопроводная обыкновенная ф25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кг</text:p>
          </table:table-cell>
          <table:covered-table-cell/>
          <table:table-cell table:style-name="Таблица2.F1" table:number-columns-spanned="3" office:value-type="string">
            <text:p text:style-name="P7">Труба 25х3,2 ГОСТ3262-7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M116" office:value-type="float" office:value="700">
            <text:p text:style-name="P7">700</text:p>
          </table:table-cell>
          <table:table-cell table:style-name="Таблица2.F1" table:number-columns-spanned="2" office:value-type="string">
            <text:p text:style-name="P18">№ РОСС RU.АЮ11.Н00977</text:p>
          </table:table-cell>
          <table:covered-table-cell/>
        </table:table-row>
        <text:soft-page-break/>
        <table:table-row table:style-name="Таблица2.1">
          <table:table-cell table:style-name="Таблица2.F1" office:value-type="string">
            <text:p text:style-name="P7">66</text:p>
          </table:table-cell>
          <table:table-cell table:style-name="Таблица2.F1" table:number-columns-spanned="4" office:value-type="string">
            <text:p text:style-name="P25">Труба стальная водогазопроводная обыкновенная ф5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Труба 50х3,5 ГОСТ3262-7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5</text:p>
          </table:table-cell>
          <table:table-cell table:style-name="Таблица2.F1" table:number-columns-spanned="2" office:value-type="string">
            <text:p text:style-name="P13">№ РОСС RU.АЮ11.Н00977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/>
            <text:p text:style-name="P7">67</text:p>
          </table:table-cell>
          <table:table-cell table:style-name="Таблица2.F1" table:number-columns-spanned="4" office:value-type="string">
            <text:p text:style-name="P9"><text:span text:style-name="T3">Провод одножильный с медными жилами в ПВХ изоляции сечением 1х2,5мм</text:span><text:span text:style-name="T6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/>
            <text:p text:style-name="P7">ПуВ 1х2,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-</text:p>
          </table:table-cell>
          <table:covered-table-cell/>
          <table:table-cell table:style-name="Таблица2.F1" office:value-type="string">
            <text:p text:style-name="P7"/>
            <text:p text:style-name="P7">90</text:p>
          </table:table-cell>
          <table:table-cell table:style-name="Таблица2.F1" table:number-columns-spanned="2" office:value-type="string">
            <text:p text:style-name="P13">№ ТС RU C-RUАД06.В.0064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68</text:p>
          </table:table-cell>
          <table:table-cell table:style-name="Таблица2.F1" table:number-columns-spanned="4" office:value-type="string">
            <text:p text:style-name="P10"><text:span text:style-name="T3">То же, но сечением 1х4мм</text:span><text:span text:style-name="T6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ПуВ 1х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5</text:p>
          </table:table-cell>
          <table:table-cell table:style-name="Таблица2.F1" table:number-columns-spanned="2" office:value-type="string">
            <text:p text:style-name="P19">№ ТС RU C-RUАД06.В.0064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69</text:p>
          </table:table-cell>
          <table:table-cell table:style-name="Таблица2.F1" table:number-columns-spanned="4" office:value-type="string">
            <text:p text:style-name="P6">Кабель силовой бронированный с медными жилами в ПВХ оболочке и изоляции, броня из двух стальных лент, защитный шланг из негорючего ПВХ, сечением 4х2,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ВБШвнг(А)-LS-4х2.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M116" office:value-type="float" office:value="745">
            <text:p text:style-name="P7">745</text:p>
          </table:table-cell>
          <table:table-cell table:style-name="Таблица2.A1" table:number-columns-spanned="2" office:value-type="string">
            <text:p text:style-name="P27">№ ЕАЭС <text:s/>RU C-RU.АЯ.04.В.00171/19</text:p>
            <text:p text:style-name="P27"/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70</text:p>
          </table:table-cell>
          <table:table-cell table:style-name="Таблица2.F1" table:number-columns-spanned="4" office:value-type="string">
            <text:p text:style-name="P6">То же, но сечением 4х4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ВБШвнг(А)-LS-4х4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50</text:p>
          </table:table-cell>
          <table:table-cell table:style-name="Таблица2.A1" table:number-columns-spanned="2" office:value-type="string">
            <text:p text:style-name="P27">№ ЕАЭС <text:s/>RU C-RU.АЯ.04.В.00171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71</text:p>
          </table:table-cell>
          <table:table-cell table:style-name="Таблица2.F1" table:number-columns-spanned="4" office:value-type="string">
            <text:p text:style-name="P6">То же, но сечением 4х10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ВБШвнг(А)-LS-4х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60</text:p>
          </table:table-cell>
          <table:table-cell table:style-name="Таблица2.A1" table:number-columns-spanned="2" office:value-type="string">
            <text:p text:style-name="P27">№ ЕАЭС <text:s/>RU C-RU.АЯ.04.В.00171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72</text:p>
          </table:table-cell>
          <table:table-cell table:style-name="Таблица2.F1" table:number-columns-spanned="4" office:value-type="string">
            <text:p text:style-name="P6">Кабель силовой с алюминиевыми жилами в ПВХ оболочке и изоляции не распространяющей горение и с низким дымо- и газовыделением, групповой прокладки сечением 3х2,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АВВГнг(А)-LS-3х2.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60</text:p>
          </table:table-cell>
          <table:table-cell table:style-name="Таблица2.A1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41">
          <table:table-cell table:style-name="Таблица2.F1" office:value-type="string">
            <text:p text:style-name="P7">73</text:p>
          </table:table-cell>
          <table:table-cell table:style-name="Таблица2.F1" table:number-columns-spanned="4" office:value-type="string">
            <text:p text:style-name="P6">То же, но сечением 4х2,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АВВГнг(А)-LS-4х2.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655</text:p>
          </table:table-cell>
          <table:table-cell table:style-name="Таблица2.A1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42">
          <table:table-cell table:style-name="Таблица2.F1" office:value-type="string">
            <text:p text:style-name="P7">74</text:p>
          </table:table-cell>
          <table:table-cell table:style-name="Таблица2.F1" table:number-columns-spanned="4" office:value-type="string">
            <text:p text:style-name="P6">То же, но сечением 4х6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АВВГнг(А)-LS-4х6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M116" office:value-type="float" office:value="65">
            <text:p text:style-name="P7">65</text:p>
          </table:table-cell>
          <table:table-cell table:style-name="Таблица2.A1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43">
          <table:table-cell table:style-name="Таблица2.F1" office:value-type="string">
            <text:p text:style-name="P7">75</text:p>
          </table:table-cell>
          <table:table-cell table:style-name="Таблица2.F1" table:number-columns-spanned="4" office:value-type="string">
            <text:p text:style-name="P6">То же, но сечением 4х10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АВВГнг(А)-LS-4х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M116" office:value-type="float" office:value="200">
            <text:p text:style-name="P7">200</text:p>
          </table:table-cell>
          <table:table-cell table:style-name="Таблица2.A1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44">
          <table:table-cell table:style-name="Таблица2.F1" office:value-type="string">
            <text:p text:style-name="P7">76</text:p>
          </table:table-cell>
          <table:table-cell table:style-name="Таблица2.F1" table:number-columns-spanned="4" office:value-type="string">
            <text:p text:style-name="P6">То же, но сечением 4х2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АВВГнг(А)-LS-4х2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230</text:p>
          </table:table-cell>
          <table:table-cell table:style-name="Таблица2.A1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45">
          <table:table-cell table:style-name="Таблица2.F1" office:value-type="string">
            <text:p text:style-name="P7">77</text:p>
          </table:table-cell>
          <table:table-cell table:style-name="Таблица2.F1" table:number-columns-spanned="4" office:value-type="string">
            <text:p text:style-name="P6">То же, но сечением 5х10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АВВГнг(А)-LS-5х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</table:table-cell>
          <table:covered-table-cell/>
          <table:table-cell table:style-name="Таблица2.M116" office:value-type="float" office:value="28">
            <text:p text:style-name="P7">28</text:p>
          </table:table-cell>
          <table:table-cell table:style-name="Таблица2.A1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46">
          <table:table-cell table:style-name="Таблица2.M116" office:value-type="float" office:value="78">
            <text:p text:style-name="P7">78</text:p>
          </table:table-cell>
          <table:table-cell table:style-name="Таблица2.F1" table:number-columns-spanned="4" office:value-type="string">
            <text:p text:style-name="P6">То же, но сечением 5х2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АВВГнг(А)-LS-5х2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M116" office:value-type="float" office:value="43">
            <text:p text:style-name="P7">43</text:p>
          </table:table-cell>
          <table:table-cell table:style-name="Таблица2.A1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47">
          <table:table-cell table:style-name="Таблица2.F1" office:value-type="string">
            <text:p text:style-name="P7">79</text:p>
          </table:table-cell>
          <table:table-cell table:style-name="Таблица2.F1" table:number-columns-spanned="4" office:value-type="string">
            <text:p text:style-name="P6">Кабель силовой с медными жилами в ПВХ оболочке и изоляции не распространяющей горение и с низким дымо- и газовыделением, групповой прокладки сечением 4х50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ВВГнг(А)-LS-4х1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-</text:p>
          </table:table-cell>
          <table:covered-table-cell/>
          <table:table-cell table:style-name="Таблица2.F1" office:value-type="string">
            <text:p text:style-name="P7">80</text:p>
          </table:table-cell>
          <table:table-cell table:style-name="Таблица2.A1" table:number-columns-spanned="2" office:value-type="string">
            <text:p text:style-name="P27">№ ЕАЭС <text:s/>RU C-RU.АЯ.04.В.00171/19</text:p>
            <text:p text:style-name="P27"/>
          </table:table-cell>
          <table:covered-table-cell/>
        </table:table-row>
        <table:table-row table:style-name="Таблица2.147">
          <table:table-cell table:style-name="Таблица2.F1" office:value-type="string">
            <text:p text:style-name="P7">80</text:p>
          </table:table-cell>
          <table:table-cell table:style-name="Таблица2.F1" table:number-columns-spanned="4" office:value-type="string">
            <text:p text:style-name="P6">То же, но сечение 4х2,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ВВГнг(А)-LS-4х2,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M116" office:value-type="float" office:value="440">
            <text:p text:style-name="P7">440</text:p>
          </table:table-cell>
          <table:table-cell table:style-name="Таблица2.A1" table:number-columns-spanned="2" office:value-type="string">
            <text:p text:style-name="P27">№ ЕАЭС <text:s/>RU C-<text:soft-page-break/>RU.АЯ.04.В.00171/19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81</text:p>
          </table:table-cell>
          <table:table-cell table:style-name="Таблица2.F1" table:number-columns-spanned="4" office:value-type="string">
            <text:p text:style-name="P6">Кабель силовой с медными жилами в ПВХ оболочке и изоляции не распространяющей горение и с низким дымо- и газовыделением, групповой прокладки сечением 3х2,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ВВГнг(А)-LS-3х2,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</table:table-cell>
          <table:covered-table-cell/>
          <table:table-cell table:style-name="Таблица2.M116" office:value-type="float" office:value="150">
            <text:p text:style-name="P7">150</text:p>
          </table:table-cell>
          <table:table-cell table:style-name="Таблица2.A1" table:number-columns-spanned="2" office:value-type="string">
            <text:p text:style-name="P27">№ ЕАЭС <text:s/>RU C-RU.АЯ.04.В.00171/19</text:p>
          </table:table-cell>
          <table:covered-table-cell/>
        </table:table-row>
        <table:table-row table:style-name="Таблица2.150">
          <table:table-cell table:style-name="Таблица2.F1" office:value-type="string">
            <text:p text:style-name="P7">82</text:p>
          </table:table-cell>
          <table:table-cell table:style-name="Таблица2.F1" table:number-columns-spanned="4" office:value-type="string">
            <text:p text:style-name="P6">Кабель контрольный с медными жилами в ПВХ оболочке и изоляции не распространяющей горение и с низким дымо- и газовыделением, групповой прокладки сечением 4х2,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/>
            <text:p text:style-name="P7">КГН-4х2,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-</text:p>
          </table:table-cell>
          <table:covered-table-cell/>
          <table:table-cell table:style-name="Таблица2.F1" office:value-type="string">
            <text:p text:style-name="P7"/>
            <text:p text:style-name="P7">15</text:p>
          </table:table-cell>
          <table:table-cell table:style-name="Таблица2.A1" table:number-columns-spanned="2" office:value-type="string">
            <text:p text:style-name="P27">№ ТС RU C-RU.МЛ66.В.1407</text:p>
          </table:table-cell>
          <table:covered-table-cell/>
        </table:table-row>
        <table:table-row table:style-name="Таблица2.1">
          <table:table-cell table:style-name="Таблица2.M116" office:value-type="float" office:value="83">
            <text:p text:style-name="P7">83</text:p>
          </table:table-cell>
          <table:table-cell table:style-name="Таблица2.F1" table:number-columns-spanned="4" office:value-type="string">
            <text:p text:style-name="P6">Кабель контрольный бронированный с медными жилами в ПВХ оболочке и изоляции, броня из двух стальных лент, защитный шланг из негорючего ПВХ, сечением 4х1,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КВБШвнг(А)-LS-4х1,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710</text:p>
          </table:table-cell>
          <table:table-cell table:style-name="Таблица2.A1" table:number-columns-spanned="2" office:value-type="string">
            <text:p text:style-name="P27">№ ЕАЭС RU C-RU.ПХ01.В.00155/20</text:p>
          </table:table-cell>
          <table:covered-table-cell/>
        </table:table-row>
        <table:table-row table:style-name="Таблица2.1">
          <table:table-cell table:style-name="Таблица2.F1" office:value-type="string">
            <text:p text:style-name="P7">84</text:p>
          </table:table-cell>
          <table:table-cell table:style-name="Таблица2.F1" table:number-columns-spanned="4" office:value-type="string">
            <text:p text:style-name="P6">Кабель контрольный с алюминиевыми жилами в ПВХ оболочке и изоляции не распространяющей горение и с низким дымо- и газовыделением, групповой прокладки сечением 3х2,5мм<text:span text:style-name="T5">2</text:span>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АВВГнг(А)-LS-3х2,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55</text:p>
          </table:table-cell>
          <table:table-cell table:style-name="Таблица2.A1" table:number-columns-spanned="2" office:value-type="string">
            <text:p text:style-name="P27">№ НСОПБ.RU.ПР134/2.Н.00016</text:p>
            <text:p text:style-name="P27"/>
            <text:p text:style-name="P27"/>
          </table:table-cell>
          <table:covered-table-cell/>
        </table:table-row>
        <table:table-row table:style-name="Таблица2.153">
          <table:table-cell table:style-name="Таблица2.F1" office:value-type="string">
            <text:p text:style-name="P7">85</text:p>
          </table:table-cell>
          <table:table-cell table:style-name="Таблица2.F1" table:number-columns-spanned="4" office:value-type="string">
            <text:p text:style-name="P6">Сталь круглая ф12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ГОСТ 2590-2006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300</text:p>
          </table:table-cell>
          <table:table-cell table:style-name="Таблица2.A1" table:number-columns-spanned="2" office:value-type="string">
            <text:p text:style-name="P27">№ 35474 от 29.10.2016г</text:p>
          </table:table-cell>
          <table:covered-table-cell/>
        </table:table-row>
        <table:table-row table:style-name="Таблица2.154">
          <table:table-cell table:style-name="Таблица2.F1" office:value-type="string">
            <text:p text:style-name="P7">86</text:p>
          </table:table-cell>
          <table:table-cell table:style-name="Таблица2.F1" table:number-columns-spanned="4" office:value-type="string">
            <text:p text:style-name="P6">Сталь круглая ф18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ГОСТ 2590-2006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250</text:p>
          </table:table-cell>
          <table:table-cell table:style-name="Таблица2.A1" table:number-columns-spanned="2" office:value-type="string">
            <text:p text:style-name="P27">№ 35474 от 29.10.2016г</text:p>
          </table:table-cell>
          <table:covered-table-cell/>
        </table:table-row>
        <table:table-row table:style-name="Таблица2.155">
          <table:table-cell table:style-name="Таблица2.F1" office:value-type="string">
            <text:p text:style-name="P7">87</text:p>
          </table:table-cell>
          <table:table-cell table:style-name="Таблица2.F1" table:number-columns-spanned="4" office:value-type="string">
            <text:p text:style-name="P6">Держатель шин заземления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188У2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600</text:p>
          </table:table-cell>
          <table:table-cell table:style-name="Таблица2.A1" table:number-columns-spanned="2" office:value-type="string">
            <text:p text:style-name="P27">№ АПБ.RU.ОС002/2.Н01041</text:p>
          </table:table-cell>
          <table:covered-table-cell/>
        </table:table-row>
        <table:table-row table:style-name="Таблица2.156">
          <table:table-cell table:style-name="Таблица2.F1" office:value-type="string">
            <text:p text:style-name="P7">88</text:p>
          </table:table-cell>
          <table:table-cell table:style-name="Таблица2.F1" table:number-columns-spanned="4" office:value-type="string">
            <text:p text:style-name="P11">Дюбель-гвоздь 6х40мм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-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200</text:p>
          </table:table-cell>
          <table:table-cell table:style-name="Таблица2.A1" table:number-columns-spanned="2" office:value-type="string">
            <text:p text:style-name="P27"><text:bookmark-start text:name="_GoBack"/>№ РОСС RU.АГ81.Н08580<text:bookmark-end text:name="_GoBack"/></text:p>
          </table:table-cell>
          <table:covered-table-cell/>
        </table:table-row>
        <table:table-row table:style-name="Таблица2.156">
          <table:table-cell table:style-name="Таблица2.F1" office:value-type="string">
            <text:p text:style-name="P7">89</text:p>
          </table:table-cell>
          <table:table-cell table:style-name="Таблица2.F1" table:number-columns-spanned="4" office:value-type="string">
            <text:p text:style-name="P11">Муфта концевая 1КСТП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СТП4х35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2</text:p>
          </table:table-cell>
          <table:table-cell table:style-name="Таблица2.A1" table:number-columns-spanned="2" office:value-type="string">
            <text:p text:style-name="P27">№ RA.RU.11АК01.Н00555</text:p>
          </table:table-cell>
          <table:covered-table-cell/>
        </table:table-row>
        <table:table-row table:style-name="Таблица2.156">
          <table:table-cell table:style-name="Таблица2.F1" office:value-type="string">
            <text:p text:style-name="P7">90</text:p>
          </table:table-cell>
          <table:table-cell table:style-name="Таблица2.F1" table:number-columns-spanned="4" office:value-type="string">
            <text:p text:style-name="P11">Муфта концевая 1КСТП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КСТП4х150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8</text:p>
          </table:table-cell>
          <table:table-cell table:style-name="Таблица2.A1" table:number-columns-spanned="2" office:value-type="string">
            <text:p text:style-name="P27">№ RA.RU.11АК01.Н00555</text:p>
          </table:table-cell>
          <table:covered-table-cell/>
        </table:table-row>
        <table:table-row table:style-name="Таблица2.156">
          <table:table-cell table:style-name="Таблица2.F1" office:value-type="string">
            <text:p text:style-name="P7">91</text:p>
          </table:table-cell>
          <table:table-cell table:style-name="Таблица2.F1" table:number-columns-spanned="4" office:value-type="string">
            <text:p text:style-name="P11">Труба газоводопроводная <text:span text:style-name="T1">ф</text:span>32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>ГОСТ 2590-2006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64</text:p>
          </table:table-cell>
          <table:table-cell table:style-name="Таблица2.A1" table:number-columns-spanned="2" office:value-type="string">
            <text:p text:style-name="P27">№ РОСС RU.АЮ11.Н00977</text:p>
          </table:table-cell>
          <table:covered-table-cell/>
        </table:table-row>
        <table:table-row table:style-name="Таблица2.156">
          <table:table-cell table:style-name="Таблица2.F1" office:value-type="string">
            <text:p text:style-name="P7">92</text:p>
          </table:table-cell>
          <table:table-cell table:style-name="Таблица2.F1" table:number-columns-spanned="4" office:value-type="string">
            <text:p text:style-name="P11">Держатель проводника кровельный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>шт</text:p>
          </table:table-cell>
          <table:covered-table-cell/>
          <table:table-cell table:style-name="Таблица2.F1" table:number-columns-spanned="3" office:value-type="string">
            <text:p text:style-name="P7">ДПК-100Гц</text:p>
          </table:table-cell>
          <table:covered-table-cell/>
          <table:covered-table-cell/>
          <table:table-cell table:style-name="Таблица2.F1" table:number-columns-spanned="2" office:value-type="string">
            <text:p text:style-name="P7">-</text:p>
          </table:table-cell>
          <table:covered-table-cell/>
          <table:table-cell table:style-name="Таблица2.F1" office:value-type="string">
            <text:p text:style-name="P7">1</text:p>
          </table:table-cell>
          <table:table-cell table:style-name="Таблица2.A1" table:number-columns-spanned="2" office:value-type="string">
            <text:p text:style-name="P7"/>
          </table:table-cell>
          <table:covered-table-cell/>
        </table:table-row>
        <table:table-row table:style-name="Таблица2.156">
          <table:table-cell table:style-name="Таблица2.F1" office:value-type="string">
            <text:p text:style-name="P7">93</text:p>
          </table:table-cell>
          <table:table-cell table:style-name="Таблица2.F1" table:number-columns-spanned="4" office:value-type="string">
            <text:p text:style-name="P11">Лоток перфорированный 80х100х3000</text:p>
          </table:table-cell>
          <table:covered-table-cell/>
          <table:covered-table-cell/>
          <table:covered-table-cell/>
          <table:table-cell table:style-name="Таблица2.F1" table:number-columns-spanned="2" office:value-type="string">
            <text:p text:style-name="P7"/>
            <text:p text:style-name="P7">м</text:p>
          </table:table-cell>
          <table:covered-table-cell/>
          <table:table-cell table:style-name="Таблица2.F1" table:number-columns-spanned="3" office:value-type="string">
            <text:p text:style-name="P7"/>
          </table:table-cell>
          <table:covered-table-cell/>
          <table:covered-table-cell/>
          <table:table-cell table:style-name="Таблица2.F1" table:number-columns-spanned="2" office:value-type="string">
            <text:p text:style-name="P7"/>
          </table:table-cell>
          <table:covered-table-cell/>
          <table:table-cell table:style-name="Таблица2.F1" office:value-type="string">
            <text:p text:style-name="P7"/>
            <text:p text:style-name="P7">33</text:p>
          </table:table-cell>
          <table:table-cell table:style-name="Таблица2.A1" table:number-columns-spanned="2" office:value-type="string">
            <text:p text:style-name="P27">№ССБК RU.ПБ09.Н000846</text:p>
            <text:p text:style-name="P27"><text:soft-page-break/></text:p>
          </table:table-cell>
          <table:covered-table-cell/>
        </table:table-row>
        <table:table-row table:style-name="Таблица2.156">
          <table:table-cell table:style-name="Таблица2.A162" office:value-type="float" office:value="94">
            <text:p text:style-name="P7">94</text:p>
          </table:table-cell>
          <table:table-cell table:style-name="Таблица2.B162" table:number-columns-spanned="4" office:value-type="string">
            <text:p text:style-name="P35">Бирка У 135 круг</text:p>
            <text:p text:style-name="P11"/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7">шт</text:p>
          </table:table-cell>
          <table:covered-table-cell/>
          <table:table-cell table:style-name="Таблица2.B162" table:number-columns-spanned="3" office:value-type="string">
            <text:p text:style-name="P7"/>
          </table:table-cell>
          <table:covered-table-cell/>
          <table:covered-table-cell/>
          <table:table-cell table:style-name="Таблица2.B162" table:number-columns-spanned="2" office:value-type="string">
            <text:p text:style-name="P7"/>
          </table:table-cell>
          <table:covered-table-cell/>
          <table:table-cell table:style-name="Таблица2.A162" office:value-type="float" office:value="500">
            <text:p text:style-name="P7">500</text:p>
          </table:table-cell>
          <table:table-cell table:style-name="Таблица2.N162" table:number-columns-spanned="2" office:value-type="string">
            <text:p text:style-name="P5"/>
          </table:table-cell>
          <table:covered-table-cell/>
        </table:table-row>
        <table:table-row table:style-name="Таблица2.156">
          <table:table-cell table:style-name="Таблица2.A162" office:value-type="float" office:value="95">
            <text:p text:style-name="P7">95</text:p>
          </table:table-cell>
          <table:table-cell table:style-name="Таблица2.B162" table:number-columns-spanned="4" office:value-type="string">
            <text:p text:style-name="P6">Кабель силовой с алюминиевыми жилами в ПВХ оболочке и изоляции не распространяющей горение и с низким дымо- и газовыделением, групповой прокладки <text:s/>сечением 4х50мм<text:span text:style-name="T5">2</text:span></text:p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7">м</text:p>
          </table:table-cell>
          <table:covered-table-cell/>
          <table:table-cell table:style-name="Таблица2.B162" table:number-columns-spanned="3" office:value-type="string">
            <text:p text:style-name="P7">АВВГнг(А)-LS-4х50</text:p>
          </table:table-cell>
          <table:covered-table-cell/>
          <table:covered-table-cell/>
          <table:table-cell table:style-name="Таблица2.B162" table:number-columns-spanned="2" office:value-type="string">
            <text:p text:style-name="P7">-</text:p>
          </table:table-cell>
          <table:covered-table-cell/>
          <table:table-cell table:style-name="Таблица2.A162" office:value-type="float" office:value="70">
            <text:p text:style-name="P7">70</text:p>
          </table:table-cell>
          <table:table-cell table:style-name="Таблица2.N162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56">
          <table:table-cell table:style-name="Таблица2.A162" office:value-type="float" office:value="96">
            <text:p text:style-name="P7">96</text:p>
          </table:table-cell>
          <table:table-cell table:style-name="Таблица2.B162" table:number-columns-spanned="4" office:value-type="string">
            <text:p text:style-name="P6">Кабель силовой с алюминиевыми жилами в ПВХ оболочке и изоляции не распространяющей горение и с низким дымо- и газовыделением, групповой прокладки <text:s/>сечением 4х70мм<text:span text:style-name="T5">2</text:span></text:p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7">м</text:p>
          </table:table-cell>
          <table:covered-table-cell/>
          <table:table-cell table:style-name="Таблица2.B162" table:number-columns-spanned="3" office:value-type="string">
            <text:p text:style-name="P7">АВВГнг(А)-LS-4х70</text:p>
          </table:table-cell>
          <table:covered-table-cell/>
          <table:covered-table-cell/>
          <table:table-cell table:style-name="Таблица2.B162" table:number-columns-spanned="2" office:value-type="string">
            <text:p text:style-name="P7">-</text:p>
          </table:table-cell>
          <table:covered-table-cell/>
          <table:table-cell table:style-name="Таблица2.A162" office:value-type="float" office:value="70">
            <text:p text:style-name="P7">70</text:p>
          </table:table-cell>
          <table:table-cell table:style-name="Таблица2.N162" table:number-columns-spanned="2" office:value-type="string">
            <text:p text:style-name="P26">№ ЕАЭС C-RU.АГ67.В.00043/19</text:p>
          </table:table-cell>
          <table:covered-table-cell/>
        </table:table-row>
        <table:table-row table:style-name="Таблица2.156">
          <table:table-cell table:style-name="Таблица2.A162" office:value-type="float" office:value="97">
            <text:p text:style-name="P7">97</text:p>
          </table:table-cell>
          <table:table-cell table:style-name="Таблица2.B162" table:number-columns-spanned="4" office:value-type="string">
            <text:p text:style-name="P6">Кабель контрольный с медными жилами в ПВХ оболочке и изоляции не распространяющей горение и с низким дымо- и газовыделением, групповой прокладки сечением 4х16мм<text:span text:style-name="T5">2</text:span></text:p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7"/>
            <text:p text:style-name="P7">м</text:p>
          </table:table-cell>
          <table:covered-table-cell/>
          <table:table-cell table:style-name="Таблица2.B162" table:number-columns-spanned="3" office:value-type="string">
            <text:p text:style-name="P7"/>
            <text:p text:style-name="P7">КГхл-4х16</text:p>
          </table:table-cell>
          <table:covered-table-cell/>
          <table:covered-table-cell/>
          <table:table-cell table:style-name="Таблица2.B162" table:number-columns-spanned="2" office:value-type="string">
            <text:p text:style-name="P7"/>
            <text:p text:style-name="P7">-</text:p>
          </table:table-cell>
          <table:covered-table-cell/>
          <table:table-cell table:style-name="Таблица2.B162" office:value-type="string">
            <text:p text:style-name="P7"/>
            <text:p text:style-name="P7">2</text:p>
          </table:table-cell>
          <table:table-cell table:style-name="Таблица2.N162" table:number-columns-spanned="2" office:value-type="string">
            <text:p text:style-name="P27">№ ТС RU C-RU.МЛ66.В.1407</text:p>
          </table:table-cell>
          <table:covered-table-cell/>
        </table:table-row>
        <table:table-row table:style-name="Таблица2.156">
          <table:table-cell table:style-name="Таблица2.B162" office:value-type="string">
            <text:p text:style-name="P44">119</text:p>
          </table:table-cell>
          <table:table-cell table:style-name="Таблица2.B162" table:number-columns-spanned="4" office:value-type="string">
            <text:p text:style-name="P37">Конвектор Glamoux H30 370мм 2000Вт белый с термостатом</text:p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>шт</text:p>
          </table:table-cell>
          <table:covered-table-cell/>
          <table:table-cell table:style-name="Таблица2.B162" table:number-columns-spanned="3" office:value-type="string">
            <text:p text:style-name="P7"/>
          </table:table-cell>
          <table:covered-table-cell/>
          <table:covered-table-cell/>
          <table:table-cell table:style-name="Таблица2.B162" table:number-columns-spanned="2" office:value-type="string">
            <text:p text:style-name="P7"/>
          </table:table-cell>
          <table:covered-table-cell/>
          <table:table-cell table:style-name="Таблица2.B162" office:value-type="string">
            <text:p text:style-name="P44">2</text:p>
          </table:table-cell>
          <table:table-cell table:style-name="Таблица2.N162" table:number-columns-spanned="2" office:value-type="string">
            <text:p text:style-name="P7"/>
          </table:table-cell>
          <table:covered-table-cell/>
        </table:table-row>
        <table:table-row table:style-name="Таблица2.156">
          <table:table-cell table:style-name="Таблица2.B162" office:value-type="string">
            <text:p text:style-name="P44">120</text:p>
          </table:table-cell>
          <table:table-cell table:style-name="Таблица2.B162" table:number-columns-spanned="4" office:value-type="string">
            <text:p text:style-name="P38">Розетка двойная наружняя белая с заземлением и шторками 250В Прима.</text:p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>шт</text:p>
          </table:table-cell>
          <table:covered-table-cell/>
          <table:table-cell table:style-name="Таблица2.B162" table:number-columns-spanned="3" office:value-type="string">
            <text:p text:style-name="P29"/>
          </table:table-cell>
          <table:covered-table-cell/>
          <table:covered-table-cell/>
          <table:table-cell table:style-name="Таблица2.B162" table:number-columns-spanned="2" office:value-type="string">
            <text:p text:style-name="P29"/>
          </table:table-cell>
          <table:covered-table-cell/>
          <table:table-cell table:style-name="Таблица2.B162" office:value-type="string">
            <text:p text:style-name="P44">2</text:p>
          </table:table-cell>
          <table:table-cell table:style-name="Таблица2.N162" table:number-columns-spanned="2" office:value-type="string">
            <text:p text:style-name="P29"/>
          </table:table-cell>
          <table:covered-table-cell/>
        </table:table-row>
        <table:table-row table:style-name="Таблица2.156">
          <table:table-cell table:style-name="Таблица2.A162" office:value-type="float" office:value="121">
            <text:p text:style-name="P44">121</text:p>
          </table:table-cell>
          <table:table-cell table:style-name="Таблица2.B162" table:number-columns-spanned="4" office:value-type="string">
            <text:p text:style-name="P36">Соединитель универсальный МvRd 8-10мм сталь оцинк</text:p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>шт</text:p>
          </table:table-cell>
          <table:covered-table-cell/>
          <table:table-cell table:style-name="Таблица2.B162" table:number-columns-spanned="3" office:value-type="string">
            <text:p text:style-name="P29"/>
          </table:table-cell>
          <table:covered-table-cell/>
          <table:covered-table-cell/>
          <table:table-cell table:style-name="Таблица2.B162" table:number-columns-spanned="2" office:value-type="string">
            <text:p text:style-name="P29"/>
          </table:table-cell>
          <table:covered-table-cell/>
          <table:table-cell table:style-name="Таблица2.A162" office:value-type="float" office:value="2">
            <text:p text:style-name="P44">2</text:p>
          </table:table-cell>
          <table:table-cell table:style-name="Таблица2.N162" table:number-columns-spanned="2" office:value-type="string">
            <text:p text:style-name="P29"/>
          </table:table-cell>
          <table:covered-table-cell/>
        </table:table-row>
        <table:table-row table:style-name="Таблица2.156">
          <table:table-cell table:style-name="Таблица2.A162">
            <text:p text:style-name="P44"/>
          </table:table-cell>
          <table:table-cell table:style-name="Таблица2.B162" table:number-columns-spanned="4" office:value-type="string">
            <text:p text:style-name="P36">Саморез по дереву 3,5х51</text:p>
            <text:p text:style-name="P50"/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>шт</text:p>
          </table:table-cell>
          <table:covered-table-cell/>
          <table:table-cell table:style-name="Таблица2.B162" table:number-columns-spanned="3" office:value-type="string">
            <text:p text:style-name="P29"/>
          </table:table-cell>
          <table:covered-table-cell/>
          <table:covered-table-cell/>
          <table:table-cell table:style-name="Таблица2.B162" table:number-columns-spanned="2" office:value-type="string">
            <text:p text:style-name="P29"/>
          </table:table-cell>
          <table:covered-table-cell/>
          <table:table-cell table:style-name="Таблица2.A162" office:value-type="float" office:value="50">
            <text:p text:style-name="P44">50</text:p>
          </table:table-cell>
          <table:table-cell table:style-name="Таблица2.N162" table:number-columns-spanned="2" office:value-type="string">
            <text:p text:style-name="P29"/>
          </table:table-cell>
          <table:covered-table-cell/>
        </table:table-row>
        <table:table-row table:style-name="Таблица2.156">
          <table:table-cell table:style-name="Таблица2.A162" office:value-type="float" office:value="122">
            <text:p text:style-name="P44">122</text:p>
          </table:table-cell>
          <table:table-cell table:style-name="Таблица2.B162" table:number-columns-spanned="4" office:value-type="string">
            <text:p text:style-name="P36">Шнур асбестовый <text:s/>10мм (15м в кг)</text:p>
            <text:p text:style-name="P50"/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>м</text:p>
          </table:table-cell>
          <table:covered-table-cell/>
          <table:table-cell table:style-name="Таблица2.B162" table:number-columns-spanned="3" office:value-type="string">
            <text:p text:style-name="P29"/>
          </table:table-cell>
          <table:covered-table-cell/>
          <table:covered-table-cell/>
          <table:table-cell table:style-name="Таблица2.B162" table:number-columns-spanned="2" office:value-type="string">
            <text:p text:style-name="P29"/>
          </table:table-cell>
          <table:covered-table-cell/>
          <table:table-cell table:style-name="Таблица2.B162" office:value-type="string">
            <text:p text:style-name="P44">50</text:p>
          </table:table-cell>
          <table:table-cell table:style-name="Таблица2.N162" table:number-columns-spanned="2" office:value-type="string">
            <text:p text:style-name="P29"/>
          </table:table-cell>
          <table:covered-table-cell/>
        </table:table-row>
        <table:table-row table:style-name="Таблица2.156">
          <table:table-cell table:style-name="Таблица2.A162" office:value-type="float" office:value="123">
            <text:p text:style-name="P44">123</text:p>
          </table:table-cell>
          <table:table-cell table:style-name="Таблица2.B162" table:number-columns-spanned="4" office:value-type="string">
            <text:p text:style-name="P36">Эмаль ПФ-115 шоколадная 0,8 кг</text:p>
            <text:p text:style-name="P36"/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>ш</text:p>
          </table:table-cell>
          <table:covered-table-cell/>
          <table:table-cell table:style-name="Таблица2.B162" table:number-columns-spanned="3" office:value-type="string">
            <text:p text:style-name="P29"/>
          </table:table-cell>
          <table:covered-table-cell/>
          <table:covered-table-cell/>
          <table:table-cell table:style-name="Таблица2.B162" table:number-columns-spanned="2" office:value-type="string">
            <text:p text:style-name="P29"/>
          </table:table-cell>
          <table:covered-table-cell/>
          <table:table-cell table:style-name="Таблица2.A162" office:value-type="float" office:value="1">
            <text:p text:style-name="P44">1</text:p>
          </table:table-cell>
          <table:table-cell table:style-name="Таблица2.N162" table:number-columns-spanned="2" office:value-type="string">
            <text:p text:style-name="P29"/>
          </table:table-cell>
          <table:covered-table-cell/>
        </table:table-row>
        <table:table-row table:style-name="Таблица2.156">
          <table:table-cell table:style-name="Таблица2.A162" office:value-type="float" office:value="124">
            <text:p text:style-name="P44">124</text:p>
          </table:table-cell>
          <table:table-cell table:style-name="Таблица2.B162" table:number-columns-spanned="4" office:value-type="string">
            <text:p text:style-name="P36">Наконечник НКИ 5,5-8 1уп/100шт</text:p>
            <text:p text:style-name="P36"/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>шт</text:p>
          </table:table-cell>
          <table:covered-table-cell/>
          <table:table-cell table:style-name="Таблица2.B162" table:number-columns-spanned="3" office:value-type="string">
            <text:p text:style-name="P29"/>
          </table:table-cell>
          <table:covered-table-cell/>
          <table:covered-table-cell/>
          <table:table-cell table:style-name="Таблица2.B162" table:number-columns-spanned="2" office:value-type="string">
            <text:p text:style-name="P29"/>
          </table:table-cell>
          <table:covered-table-cell/>
          <table:table-cell table:style-name="Таблица2.A162" office:value-type="float" office:value="5">
            <text:p text:style-name="P44">5</text:p>
          </table:table-cell>
          <table:table-cell table:style-name="Таблица2.N162" table:number-columns-spanned="2" office:value-type="string">
            <text:p text:style-name="P29"/>
          </table:table-cell>
          <table:covered-table-cell/>
        </table:table-row>
        <table:table-row table:style-name="Таблица2.156">
          <table:table-cell table:style-name="Таблица2.A162" office:value-type="float" office:value="125">
            <text:p text:style-name="P44">125</text:p>
          </table:table-cell>
          <table:table-cell table:style-name="Таблица2.B162" table:number-columns-spanned="4" office:value-type="string">
            <text:p text:style-name="P32"><text:span text:style-name="T10">Кабель силовой с алюминиевыми жилами, плоский, сечением 3х2,5мм</text:span><text:span text:style-name="T7">2</text:span></text:p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/>
            <text:p text:style-name="P44"/>
            <text:p text:style-name="P44">м</text:p>
          </table:table-cell>
          <table:covered-table-cell/>
          <table:table-cell table:style-name="Таблица2.B162" table:number-columns-spanned="3" office:value-type="string">
            <text:p text:style-name="P44"/>
            <text:p text:style-name="P44"/>
            <text:p text:style-name="P44">АВВГ-П 3х2.5</text:p>
          </table:table-cell>
          <table:covered-table-cell/>
          <table:covered-table-cell/>
          <table:table-cell table:style-name="Таблица2.B162" table:number-columns-spanned="2" office:value-type="string">
            <text:p text:style-name="P7"/>
          </table:table-cell>
          <table:covered-table-cell/>
          <table:table-cell table:style-name="Таблица2.A162" office:value-type="float" office:value="50">
            <text:p text:style-name="P44">50</text:p>
          </table:table-cell>
          <table:table-cell table:style-name="Таблица2.N162" table:number-columns-spanned="2" office:value-type="string">
            <text:p text:style-name="P7"/>
          </table:table-cell>
          <table:covered-table-cell/>
        </table:table-row>
        <table:table-row table:style-name="Таблица2.156">
          <table:table-cell table:style-name="Таблица2.A162">
            <text:p text:style-name="P44"/>
          </table:table-cell>
          <table:table-cell table:style-name="Таблица2.B162" table:number-columns-spanned="4" office:value-type="string">
            <text:p text:style-name="P32"><text:span text:style-name="T10">Кабель силовой с медными жилами в ПВХ оболочке и изоляции не распространяющей горение и с низким дымо- и газовыделением, групповой прокладки сечением 4х2,5мм</text:span><text:span text:style-name="T7">2</text:span></text:p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44"/>
            <text:p text:style-name="P44"/>
            <text:p text:style-name="P44"/>
            <text:p text:style-name="P44">м</text:p>
          </table:table-cell>
          <table:covered-table-cell/>
          <table:table-cell table:style-name="Таблица2.B162" table:number-columns-spanned="3" office:value-type="string">
            <text:p text:style-name="P44"/>
            <text:p text:style-name="P44"/>
            <text:p text:style-name="P44"/>
            <text:p text:style-name="P44">ВВГнг(А)-LS-4х2,5</text:p>
          </table:table-cell>
          <table:covered-table-cell/>
          <table:covered-table-cell/>
          <table:table-cell table:style-name="Таблица2.B162" table:number-columns-spanned="2" office:value-type="string">
            <text:p text:style-name="P7"/>
          </table:table-cell>
          <table:covered-table-cell/>
          <table:table-cell table:style-name="Таблица2.A162" office:value-type="float" office:value="250">
            <text:p text:style-name="P44">250</text:p>
          </table:table-cell>
          <table:table-cell table:style-name="Таблица2.N162" table:number-columns-spanned="2" office:value-type="string">
            <text:p text:style-name="P7"/>
          </table:table-cell>
          <table:covered-table-cell/>
        </table:table-row>
        <table:table-row table:style-name="Таблица2.156">
          <table:table-cell table:style-name="Таблица2.A162">
            <text:p text:style-name="P44"/>
          </table:table-cell>
          <table:table-cell table:style-name="Таблица2.B162" table:number-columns-spanned="4" office:value-type="string">
            <text:p text:style-name="P64">Выключатель авт. ВА-47-29 С10</text:p>
            <text:p text:style-name="P64"/>
          </table:table-cell>
          <table:covered-table-cell/>
          <table:covered-table-cell/>
          <table:covered-table-cell/>
          <table:table-cell table:style-name="Таблица2.B162" table:number-columns-spanned="2" office:value-type="string">
            <text:p text:style-name="P32">шт</text:p>
          </table:table-cell>
          <table:covered-table-cell/>
          <table:table-cell table:style-name="Таблица2.B162" table:number-columns-spanned="3" office:value-type="string">
            <text:p text:style-name="P32"/>
          </table:table-cell>
          <table:covered-table-cell/>
          <table:covered-table-cell/>
          <table:table-cell table:style-name="Таблица2.B162" table:number-columns-spanned="2" office:value-type="string">
            <text:p text:style-name="P13"/>
          </table:table-cell>
          <table:covered-table-cell/>
          <table:table-cell table:style-name="Таблица2.B162" office:value-type="string">
            <text:p text:style-name="P33">1</text:p>
          </table:table-cell>
          <table:table-cell table:style-name="Таблица2.N162" table:number-columns-spanned="2" office:value-type="string">
            <text:p text:style-name="P7"/>
          </table:table-cell>
          <table:covered-table-cell/>
        </table:table-row>
        <table:table-row table:style-name="Таблица2.143">
          <table:table-cell table:style-name="Таблица2.A176" table:number-columns-spanned="13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43">
          <table:table-cell table:style-name="Таблица2.A176" table:number-columns-spanned="13" office:value-type="string">
            <text:p text:style-name="P43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43">
          <table:table-cell table:style-name="Таблица2.A176" table:number-columns-spanned="13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79" table:number-columns-spanned="13" office:value-type="string">
            <text:p text:style-name="P47">Ведущий инженер ФКП "Бийский олеумный завод" Смирнов А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80" table:number-columns-spanned="13" office:value-type="string">
            <text:p text:style-name="P4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43">
          <table:table-cell table:style-name="Таблица2.A176" table:number-columns-spanned="2" office:value-type="string">
            <text:p text:style-name="P42">Представитель лица, осуществ<text:soft-page-break/>ляющего строительство</text:p>
          </table:table-cell>
          <table:covered-table-cell/>
          <table:table-cell table:style-name="Таблица2.A179" table:number-columns-spanned="11" office:value-type="string">
            <text:p text:style-name="P48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79" table:number-columns-spanned="13" office:value-type="string">
            <text:p text:style-name="P47">Руководитель проекта АО "ГИПРОИВ" Кукушкин С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83">
          <table:table-cell table:style-name="Таблица2.A180" table:number-columns-spanned="13" office:value-type="string">
            <text:p text:style-name="P4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43">
          <table:table-cell table:style-name="Таблица2.A184" table:number-columns-spanned="2" office:value-type="string">
            <text:p text:style-name="P42">Представитель лица, осуществляющего подготовку проектной документации:</text:p>
          </table:table-cell>
          <table:covered-table-cell/>
          <table:table-cell table:style-name="Таблица2.A184" office:value-type="string">
            <text:p text:style-name="P4"/>
          </table:table-cell>
          <table:table-cell table:style-name="Таблица2.A184" table:number-columns-spanned="10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85">
          <table:table-cell table:style-name="Таблица2.A185" table:number-columns-spanned="13" office:value-type="string">
            <text:p text:style-name="P47">Главный инженер проекта АО "ГИПРОИВ" Вашурин М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76" table:number-columns-spanned="13" office:value-type="string">
            <text:p text:style-name="P4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43">
          <table:table-cell table:style-name="Таблица2.A176" table:number-columns-spanned="13" office:value-type="string">
            <text:p text:style-name="P42">Представитель лица, выполнившего работы, подлежащие освидетельствован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79" table:number-columns-spanned="13" office:value-type="string">
            <text:p text:style-name="P47">Начальник строительства ООО "Востокэнергострой" <text:s/>Сапегин В.В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80" table:number-columns-spanned="13" office:value-type="string">
            <text:p text:style-name="P4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43">
          <table:table-cell table:style-name="Таблица2.A184" table:number-columns-spanned="2" office:value-type="string">
            <text:p text:style-name="P42">Представители иных лиц:</text:p>
          </table:table-cell>
          <table:covered-table-cell/>
          <table:table-cell table:style-name="Таблица2.A185" table:number-columns-spanned="11" office:value-type="string">
            <text:p text:style-name="P49">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84" table:number-columns-spanned="13" office:value-type="string">
            <text:p text:style-name="P47">Представитель технического надзора Заказчика от ООО "СЭК"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80" table:number-columns-spanned="13" office:value-type="string">
            <text:p text:style-name="P46">(должность, фамилия, инициалы, подпись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N176" table:number-columns-spanned="2" office:value-type="string">
            <text:p text:style-name="Standard"/>
          </table:table-cell>
          <table:covered-table-cell/>
        </table:table-row>
        <table:table-row table:style-name="Таблица2.179">
          <table:table-cell table:style-name="Таблица2.A184" table:number-columns-spanned="2" office:value-type="string">
            <text:p text:style-name="P6"/>
          </table:table-cell>
          <table:covered-table-cell/>
          <table:table-cell table:style-name="Таблица2.A184" office:value-type="string">
            <text:p text:style-name="P6"/>
          </table:table-cell>
          <table:table-cell table:style-name="Таблица2.A184" office:value-type="string">
            <text:p text:style-name="P6"/>
          </table:table-cell>
          <table:table-cell table:style-name="Таблица2.A184" table:number-columns-spanned="2" office:value-type="string">
            <text:p text:style-name="P6"/>
          </table:table-cell>
          <table:covered-table-cell/>
          <table:table-cell table:style-name="Таблица2.A184" table:number-columns-spanned="2" office:value-type="string">
            <text:p text:style-name="P6"/>
          </table:table-cell>
          <table:covered-table-cell/>
          <table:table-cell table:style-name="Таблица2.A184" office:value-type="string">
            <text:p text:style-name="P6"/>
          </table:table-cell>
          <table:table-cell table:style-name="Таблица2.A184" table:number-columns-spanned="2" office:value-type="string">
            <text:p text:style-name="P6"/>
          </table:table-cell>
          <table:covered-table-cell/>
          <table:table-cell table:style-name="Таблица2.A184" table:number-columns-spanned="3" office:value-type="string">
            <text:p text:style-name="P6"/>
          </table:table-cell>
          <table:covered-table-cell/>
          <table:covered-table-cell/>
          <table:table-cell table:style-name="Таблица2.A184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style:font-name="Calibri" fo:font-size="10pt" style:font-name-asian="Calibri1" style:font-size-asian="10pt" style:font-name-complex="Times New Roman1" style:font-size-complex="10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сноски_20_Знак" style:display-name="Текст сноски Знак" style:family="text" style:parent-style-name="Default_20_Paragraph_20_Font">
      <style:text-properties style:font-name="Calibri" fo:font-size="10pt" style:font-name-asian="Calibri1" style:font-size-asian="10pt" style:font-name-complex="Times New Roman1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64</meta:editing-cycles>
    <meta:creation-date>2019-12-10T05:02:00</meta:creation-date>
    <dc:date>2020-07-09T14:42:55</dc:date>
    <meta:editing-duration>PT2H54M16S</meta:editing-duration>
    <meta:generator>OpenOffice/4.1.5$Win32 OpenOffice.org_project/415m1$Build-9789</meta:generator>
    <meta:document-statistic meta:table-count="2" meta:image-count="0" meta:object-count="0" meta:page-count="14" meta:paragraph-count="1217" meta:word-count="3216" meta:character-count="214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